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2.7602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6717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5689in"/>
    </style:style>
    <style:style style:name="co11" style:family="table-column">
      <style:table-column-properties fo:break-before="auto" style:column-width="0.65in"/>
    </style:style>
    <style:style style:name="co12" style:family="table-column">
      <style:table-column-properties fo:break-before="auto" style:column-width="0.766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563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5" style:family="table-cell" style:parent-style-name="Default">
      <style:table-cell-properties fo:background-color="#f6f9d4" style:text-align-source="fix" style:repeat-content="false" fo:wrap-option="wrap" fo:border="none"/>
      <style:paragraph-properties fo:text-align="end" style:writing-mode="page"/>
      <style:text-properties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17" style:family="table-cell" style:parent-style-name="Default">
      <style:table-cell-properties fo:background-color="#f6f9d4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style:writing-mode="page"/>
      <style:text-properties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18" style:family="table-cell" style:parent-style-name="Default" style:data-style-name="N121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ee" fo:font-size="9pt" fo:font-style="normal" style:text-underline-style="solid" style:text-underline-width="auto" style:text-underline-color="font-color" fo:font-weight="normal" style:font-size-asian="9pt" style:font-size-complex="9pt"/>
    </style:style>
    <style:style style:name="ce33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1" style:family="table-cell" style:parent-style-name="Default" style:data-style-name="N0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0" style:family="table-cell" style:parent-style-name="Default" style:data-style-name="N123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9" style:family="table-cell" style:parent-style-name="Default" style:data-style-name="N122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3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center" style:writing-mode="page"/>
      <style:text-properties fo:color="#000000"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37" style:family="table-cell" style:parent-style-name="Default">
      <style:table-cell-properties fo:background-color="#f6f9d4" style:text-align-source="fix" style:repeat-content="false" fo:wrap-option="wrap" fo:border="none"/>
      <style:paragraph-properties fo:text-align="end" style:writing-mode="page"/>
      <style:text-properties fo:color="#000000"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20" style:family="table-cell" style:parent-style-name="Default" style:data-style-name="N0">
      <style:table-cell-properties fo:background-color="#f6f9d4" fo:border="none"/>
      <style:paragraph-properties style:writing-mode="page"/>
      <style:text-properties fo:color="#000000"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21" style:family="table-cell" style:parent-style-name="Default">
      <style:table-cell-properties fo:background-color="#f6f9d4" fo:border="none"/>
      <style:paragraph-properties style:writing-mode="page"/>
      <style:text-properties fo:color="#000000"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24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41" style:family="table-cell" style:parent-style-name="Default">
      <style:table-cell-properties fo:background-color="#b2b2b2" style:text-align-source="fix" style:repeat-content="false" fo:border="non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28" style:family="table-cell" style:parent-style-name="Default">
      <style:table-cell-properties fo:background-color="#b2b2b2" style:text-align-source="fix" style:repeat-content="false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0" style:family="table-cell" style:parent-style-name="Default">
      <style:table-cell-properties fo:background-color="#b2b2b2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2" style:family="table-cell" style:parent-style-name="Default">
      <style:table-cell-properties fo:background-color="#b2b2b2" fo:border="none"/>
      <style:paragraph-properties style:writing-mode="page"/>
      <style:text-properties fo:font-style="normal" fo:font-weight="normal"/>
    </style:style>
    <style:style style:name="ce25" style:family="table-cell" style:parent-style-name="Default">
      <style:table-cell-properties fo:background-color="#dddddd" style:text-align-source="fix" style:repeat-content="false" fo:border="non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  <style:map style:condition="cell-content()=0" style:apply-style-name="dx_5f_ce31" style:base-cell-address="'BINARY | DECIMAL CONVERTERS'.B3"/>
    </style:style>
    <style:style style:name="ce49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48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  <style:map style:condition="cell-content()=0" style:apply-style-name="dx_5f_ce31" style:base-cell-address="'BINARY | DECIMAL CONVERTERS'.B3"/>
    </style:style>
    <style:style style:name="ce50" style:family="table-cell" style:parent-style-name="Default">
      <style:map style:condition="cell-content()=0" style:apply-style-name="dx_5f_ce31" style:base-cell-address="'BINARY | DECIMAL CONVERTERS'.B3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  <style:map style:condition="cell-content()=0" style:apply-style-name="Untitled2" style:base-cell-address="TIMER.B10"/>
    </style:style>
    <style:style style:name="ce56" style:family="table-cell" style:parent-style-name="Default">
      <style:map style:condition="cell-content()=0" style:apply-style-name="Untitled2" style:base-cell-address="TIMER.B1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style:font-name="Liberation Sans1" fo:font-style="normal" fo:font-weight="normal" style:font-name-asian="Liberation Sans1" style:font-weight-asian="normal" style:font-name-complex="Liberation Sans1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6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/>
    <style:style style:name="ce62" style:family="table-cell" style:parent-style-name="Default" style:data-style-name="N126">
      <style:table-cell-properties fo:background-color="transparent" fo:border="none"/>
      <style:paragraph-properties style:writing-mode="page"/>
      <style:text-properties fo:font-style="normal" fo:font-weight="normal"/>
    </style:style>
    <style:style style:name="T1" style:family="text">
      <style:text-properties fo:font-size="9pt" fo:font-weight="bold" style:text-underline-style="none" style:text-underline-color="font-color"/>
    </style:style>
    <style:style style:name="T2" style:family="text">
      <style:text-properties fo:font-size="9pt" style:text-underline-style="none" style:text-underline-color="font-color"/>
    </style:style>
    <style:style style:name="T3" style:family="text">
      <style:text-properties fo:color="#0000ee" fo:font-size="9pt" fo:font-weight="normal" style:text-underline-style="none" style:text-underline-color="font-color" fo:font-style="normal"/>
    </style:style>
    <style:style style:name="T4" style:family="text">
      <style:text-properties fo:color="#000000" fo:font-size="9pt" fo:font-weight="bold" style:text-underline-style="none" style:text-underline-color="font-color"/>
    </style:style>
    <style:style style:name="T5" style:family="text">
      <style:text-properties fo:font-weight="bold" style:text-underline-style="none" style:text-underline-color="font-color"/>
    </style:style>
  </office:automatic-styles>
  <office:body>
    <office:spreadsheet>
      <table:table table:name="TIME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<text:span text:style-name="T1">TIMER CONFIGURATION</text:span>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2">MICROCONTROLER</text:span></text:p>
          </table:table-cell>
          <table:table-cell table:style-name="ce5"/>
          <table:table-cell table:style-name="ce6" office:value-type="string" calcext:value-type="string">
            <text:p><text:span text:style-name="T2">ATmega328P</text:span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<text:span text:style-name="T2">DATASHEET</text:span></text:p>
          </table:table-cell>
          <table:table-cell table:style-name="ce5"/>
          <table:table-cell table:style-name="ce7" office:value-type="string" calcext:value-type="string">
            <text:p><text:span text:style-name="T3">ATmega328P_Datasheet</text:span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<text:span text:style-name="T2">CLOCK FREQUENCY (Hz)</text:span></text:p>
          </table:table-cell>
          <table:table-cell table:style-name="ce5"/>
          <table:table-cell table:style-name="ce33" office:value-type="float" office:value="16000000" calcext:value-type="float">
            <text:p>16.00E+06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<text:span text:style-name="T2">CLOCK PERIOD (s)</text:span></text:p>
          </table:table-cell>
          <table:table-cell table:style-name="ce5"/>
          <table:table-cell table:style-name="ce33" table:formula="of:=1/[.C5]" office:value-type="float" office:value="0.0000000625" calcext:value-type="float">
            <text:p>62.50E-09</text:p>
          </table:table-cell>
          <table:table-cell table:style-name="ce5"/>
          <table:table-cell table:style-name="ce10" table:number-columns-repeated="2"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<text:span text:style-name="T2">TIMER BIT COUNT</text:span>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11"/>
          <table:table-cell table:number-columns-repeated="1013"/>
        </table:table-row>
        <table:table-row table:style-name="ro1">
          <table:table-cell table:style-name="ce5" office:value-type="string" calcext:value-type="string">
            <text:p><text:span text:style-name="T2">POSSIBLE VALUES OF N</text:span></text:p>
          </table:table-cell>
          <table:table-cell table:style-name="ce5"/>
          <table:table-cell table:style-name="ce6" office:value-type="string" calcext:value-type="string">
            <text:p><text:span text:style-name="T2">1, 8, 64, 256, 1024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2" office:value-type="string" calcext:value-type="string">
            <text:p><text:span text:style-name="T2">INDEX OF ROW WITH SMALLEST ERROR</text:span></text:p>
          </table:table-cell>
          <table:table-cell table:style-name="ce5" table:formula="of:=MATCH(SMALL([.H12:.H16];1); [.H12:.H16]; 0) - 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2" table:number-rows-spanned="1">
            <text:p><text:span text:style-name="T4">RESULTS</text:span></text:p>
          </table:table-cell>
          <table:covered-table-cell table:style-name="ce37"/>
          <table:table-cell/>
          <table:table-cell table:style-name="ce16" office:value-type="string" calcext:value-type="string">
            <text:p>NOTE</text:p>
          </table:table-cell>
          <table:table-cell table:number-columns-repeated="1009"/>
        </table:table-row>
        <table:table-row table:style-name="ro2">
          <table:table-cell table:style-name="ce15" office:value-type="string" calcext:value-type="string">
            <text:p><text:span text:style-name="T1">TIMER FREQUENCY (Hz)</text:span></text:p>
          </table:table-cell>
          <table:table-cell table:style-name="ce16" office:value-type="string" calcext:value-type="string">
            <text:p><text:span text:style-name="T1">TIMER PERIOD (s)</text:span></text:p>
          </table:table-cell>
          <table:table-cell table:style-name="ce16" office:value-type="string" calcext:value-type="string">
            <text:p><text:span text:style-name="T1">N</text:span></text:p>
          </table:table-cell>
          <table:table-cell table:style-name="ce16" office:value-type="string" calcext:value-type="string">
            <text:p><text:span text:style-name="T1">OCR1A CALC</text:span></text:p>
          </table:table-cell>
          <table:table-cell table:style-name="ce16" office:value-type="string" calcext:value-type="string">
            <text:p><text:span text:style-name="T1">WARNING</text:span></text:p>
          </table:table-cell>
          <table:table-cell table:style-name="ce16" office:value-type="string" calcext:value-type="string">
            <text:p><text:span text:style-name="T1">TIMER PERIOD CALC (s)</text:span></text:p>
          </table:table-cell>
          <table:table-cell table:style-name="ce16" office:value-type="string" calcext:value-type="string">
            <text:p><text:span text:style-name="T1">TIME ELAPSED AFTER FPS × PERIOD (s)</text:span></text:p>
          </table:table-cell>
          <table:table-cell table:style-name="ce16" office:value-type="string" calcext:value-type="string">
            <text:p><text:span text:style-name="T1">ABS ERROR (s)</text:span></text:p>
          </table:table-cell>
          <table:table-cell table:style-name="ce37" office:value-type="string" calcext:value-type="string">
            <text:p><text:span text:style-name="T4">N</text:span></text:p>
          </table:table-cell>
          <table:table-cell table:style-name="ce37" office:value-type="string" calcext:value-type="string">
            <text:p><text:span text:style-name="T4">OCR1A</text:span></text:p>
          </table:table-cell>
          <table:table-cell table:style-name="ce16"/>
          <table:table-cell table:style-name="ce16" office:value-type="string" calcext:value-type="string">
            <text:p><text:span text:style-name="T1">N</text:span></text:p>
          </table:table-cell>
          <table:table-cell table:style-name="ce16" office:value-type="string" calcext:value-type="string">
            <text:p>TOP (s)</text:p>
          </table:table-cell>
          <table:table-cell table:style-name="ce16" table:number-columns-repeated="993"/>
          <table:table-cell table:number-columns-repeated="15"/>
        </table:table-row>
        <table:table-row table:style-name="ro1">
          <table:table-cell table:style-name="ce17" office:value-type="float" office:value="960" calcext:value-type="float">
            <text:p>960</text:p>
          </table:table-cell>
          <table:table-cell table:style-name="ce18" table:formula="of:=1 / [.A12]" office:value-type="float" office:value="0.00104166666666667" calcext:value-type="float">
            <text:p>0.00104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ROUND([.B12] / [.C12] * [.C$5] - 1)" office:value-type="float" office:value="16666" calcext:value-type="float">
            <text:p>16666</text:p>
          </table:table-cell>
          <table:table-cell table:style-name="ce11" table:formula="of:=IF([.D12] &gt; 2^[.$C$7]; &quot;PERIOD IS TO BIG / PERIODmax = &quot; &amp; ROUNDDOWN( [.$C12] / [.$C$5] * (1 + 2^[.$C$7]); 4 ) &amp; &quot; s&quot;;               IF([.D12]&lt;0;   &quot;PERIOD IS TOO SMALL&quot;     ;  &quot;&quot;  )    )">
            <text:p/>
          </table:table-cell>
          <table:table-cell table:style-name="ce18" table:formula="of:=IF(LEN([.$E12]) = 0; [.$C12] / [.$C$5] * (1 + [.D12]); &quot;&quot;)" office:value-type="float" office:value="0.0010416875" calcext:value-type="float">
            <text:p>0.00104</text:p>
          </table:table-cell>
          <table:table-cell table:style-name="ce19" table:formula="of:=IF(LEN([.$E12]) = 0; [.F12] * [.A12]; &quot;&quot;)" office:value-type="float" office:value="1.00002" calcext:value-type="float">
            <text:p>1.000020</text:p>
          </table:table-cell>
          <table:table-cell table:style-name="ce10" table:formula="of:=IF(LEN([.$E12])=0;ABS([.G12]-1);&quot;&quot;)" office:value-type="float" office:value="0.000019999999999909" calcext:value-type="float">
            <text:p>2.0000E-5</text:p>
          </table:table-cell>
          <table:table-cell table:style-name="ce20" table:formula="of:=IF( ROW([.C12]) - ROW([.C$12]) = [.H$9]; [.C12]; &quot;&quot;)" office:value-type="float" office:value="1" calcext:value-type="float">
            <text:p>1</text:p>
          </table:table-cell>
          <table:table-cell table:style-name="ce21" table:formula="of:=IF( ROW([.C12]) - ROW([.C$12]) = [.H$9]; [.D12]; &quot;&quot;)" office:value-type="float" office:value="16666" calcext:value-type="float">
            <text:p>1666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0" table:formula="of:=2^16 / [.C$5] * [.L12]" office:value-type="float" office:value="0.004096" calcext:value-type="float">
            <text:p>4.0960E-3</text:p>
          </table:table-cell>
          <table:table-cell table:number-columns-repeated="1008"/>
        </table:table-row>
        <table:table-row table:style-name="ro1">
          <table:table-cell table:style-name="ce17" table:formula="of:=[.A12]" office:value-type="float" office:value="960" calcext:value-type="float">
            <text:p>960</text:p>
          </table:table-cell>
          <table:table-cell table:style-name="ce18" table:formula="of:=1 / [.A13]" office:value-type="float" office:value="0.00104166666666667" calcext:value-type="float">
            <text:p>0.00104</text:p>
          </table:table-cell>
          <table:table-cell table:style-name="ce5" office:value-type="float" office:value="8" calcext:value-type="float">
            <text:p>8</text:p>
          </table:table-cell>
          <table:table-cell table:style-name="ce11" table:formula="of:=ROUND([.B13] / [.C13] * [.C$5] - 1)" office:value-type="float" office:value="2082" calcext:value-type="float">
            <text:p>2082</text:p>
          </table:table-cell>
          <table:table-cell table:style-name="ce11" table:formula="of:=IF([.D13] &gt; 2^[.$C$7]; &quot;PERIOD IS TO BIG / PERIODmax = &quot; &amp; ROUNDDOWN( [.$C13] / [.$C$5] * (1 + 2^[.$C$7]); 4 ) &amp; &quot; s&quot;;               IF([.D13]&lt;0;   &quot;PERIOD IS TOO SMALL&quot;     ;  &quot;&quot;  )    )">
            <text:p/>
          </table:table-cell>
          <table:table-cell table:style-name="ce18" table:formula="of:=IF(LEN([.$E13]) = 0; [.$C13] / [.$C$5] * (1 + [.D13]); &quot;&quot;)" office:value-type="float" office:value="0.0010415" calcext:value-type="float">
            <text:p>0.00104</text:p>
          </table:table-cell>
          <table:table-cell table:style-name="ce19" table:formula="of:=IF(LEN([.$E13]) = 0; [.F13] * [.A13]; &quot;&quot;)" office:value-type="float" office:value="0.99984" calcext:value-type="float">
            <text:p>0.999840</text:p>
          </table:table-cell>
          <table:table-cell table:style-name="ce10" table:formula="of:=IF(LEN([.$E13])=0;ABS([.G13]-1);&quot;&quot;)" office:value-type="float" office:value="0.00016000000000016" calcext:value-type="float">
            <text:p>1.6000E-4</text:p>
          </table:table-cell>
          <table:table-cell table:style-name="ce20" table:formula="of:=IF( ROW([.C13]) - ROW([.C$12]) = [.H$9]; [.C13]; &quot;&quot;)">
            <text:p/>
          </table:table-cell>
          <table:table-cell table:style-name="ce21" table:formula="of:=IF( ROW([.C13]) - ROW([.C$12]) = [.H$9]; [.D13]; &quot;&quot;)">
            <text:p/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0" table:formula="of:=2^16 / [.C$5] * [.L13]" office:value-type="float" office:value="0.032768" calcext:value-type="float">
            <text:p>3.2768E-2</text:p>
          </table:table-cell>
          <table:table-cell table:number-columns-repeated="1008"/>
        </table:table-row>
        <table:table-row table:style-name="ro1">
          <table:table-cell table:style-name="ce17" table:formula="of:=[.A13]" office:value-type="float" office:value="960" calcext:value-type="float">
            <text:p>960</text:p>
          </table:table-cell>
          <table:table-cell table:style-name="ce18" table:formula="of:=1 / [.A14]" office:value-type="float" office:value="0.00104166666666667" calcext:value-type="float">
            <text:p>0.00104</text:p>
          </table:table-cell>
          <table:table-cell table:style-name="ce5" office:value-type="float" office:value="64" calcext:value-type="float">
            <text:p>64</text:p>
          </table:table-cell>
          <table:table-cell table:style-name="ce11" table:formula="of:=ROUND([.B14] / [.C14] * [.C$5] - 1)" office:value-type="float" office:value="259" calcext:value-type="float">
            <text:p>259</text:p>
          </table:table-cell>
          <table:table-cell table:style-name="ce11" table:formula="of:=IF([.D14] &gt; 2^[.$C$7]; &quot;PERIOD IS TO BIG / PERIODmax = &quot; &amp; ROUNDDOWN( [.$C14] / [.$C$5] * (1 + 2^[.$C$7]); 4 ) &amp; &quot; s&quot;;               IF([.D14]&lt;0;   &quot;PERIOD IS TOO SMALL&quot;     ;  &quot;&quot;  )    )">
            <text:p/>
          </table:table-cell>
          <table:table-cell table:style-name="ce18" table:formula="of:=IF(LEN([.$E14]) = 0; [.$C14] / [.$C$5] * (1 + [.D14]); &quot;&quot;)" office:value-type="float" office:value="0.00104" calcext:value-type="float">
            <text:p>0.00104</text:p>
          </table:table-cell>
          <table:table-cell table:style-name="ce19" table:formula="of:=IF(LEN([.$E14]) = 0; [.F14] * [.A14]; &quot;&quot;)" office:value-type="float" office:value="0.9984" calcext:value-type="float">
            <text:p>0.998400</text:p>
          </table:table-cell>
          <table:table-cell table:style-name="ce10" table:formula="of:=IF(LEN([.$E14])=0;ABS([.G14]-1);&quot;&quot;)" office:value-type="float" office:value="0.00160000000000005" calcext:value-type="float">
            <text:p>1.6000E-3</text:p>
          </table:table-cell>
          <table:table-cell table:style-name="ce20" table:formula="of:=IF( ROW([.C14]) - ROW([.C$12]) = [.H$9]; [.C14]; &quot;&quot;)">
            <text:p/>
          </table:table-cell>
          <table:table-cell table:style-name="ce21" table:formula="of:=IF( ROW([.C14]) - ROW([.C$12]) = [.H$9]; [.D14]; &quot;&quot;)">
            <text:p/>
          </table:table-cell>
          <table:table-cell table:style-name="ce5"/>
          <table:table-cell table:style-name="ce5" office:value-type="float" office:value="64" calcext:value-type="float">
            <text:p>64</text:p>
          </table:table-cell>
          <table:table-cell table:style-name="ce10" table:formula="of:=2^16 / [.C$5] * [.L14]" office:value-type="float" office:value="0.262144" calcext:value-type="float">
            <text:p>2.6214E-1</text:p>
          </table:table-cell>
          <table:table-cell table:number-columns-repeated="1008"/>
        </table:table-row>
        <table:table-row table:style-name="ro1">
          <table:table-cell table:style-name="ce17" table:formula="of:=[.A14]" office:value-type="float" office:value="960" calcext:value-type="float">
            <text:p>960</text:p>
          </table:table-cell>
          <table:table-cell table:style-name="ce18" table:formula="of:=1 / [.A15]" office:value-type="float" office:value="0.00104166666666667" calcext:value-type="float">
            <text:p>0.00104</text:p>
          </table:table-cell>
          <table:table-cell table:style-name="ce5" office:value-type="float" office:value="256" calcext:value-type="float">
            <text:p>256</text:p>
          </table:table-cell>
          <table:table-cell table:style-name="ce11" table:formula="of:=ROUND([.B15] / [.C15] * [.C$5] - 1)" office:value-type="float" office:value="64" calcext:value-type="float">
            <text:p>64</text:p>
          </table:table-cell>
          <table:table-cell table:style-name="ce11" table:formula="of:=IF([.D15] &gt; 2^[.$C$7]; &quot;PERIOD IS TO BIG / PERIODmax = &quot; &amp; ROUNDDOWN( [.$C15] / [.$C$5] * (1 + 2^[.$C$7]); 4 ) &amp; &quot; s&quot;;               IF([.D15]&lt;0;   &quot;PERIOD IS TOO SMALL&quot;     ;  &quot;&quot;  )    )">
            <text:p/>
          </table:table-cell>
          <table:table-cell table:style-name="ce18" table:formula="of:=IF(LEN([.$E15]) = 0; [.$C15] / [.$C$5] * (1 + [.D15]); &quot;&quot;)" office:value-type="float" office:value="0.00104" calcext:value-type="float">
            <text:p>0.00104</text:p>
          </table:table-cell>
          <table:table-cell table:style-name="ce19" table:formula="of:=IF(LEN([.$E15]) = 0; [.F15] * [.A15]; &quot;&quot;)" office:value-type="float" office:value="0.9984" calcext:value-type="float">
            <text:p>0.998400</text:p>
          </table:table-cell>
          <table:table-cell table:style-name="ce10" table:formula="of:=IF(LEN([.$E15])=0;ABS([.G15]-1);&quot;&quot;)" office:value-type="float" office:value="0.00160000000000005" calcext:value-type="float">
            <text:p>1.6000E-3</text:p>
          </table:table-cell>
          <table:table-cell table:style-name="ce20" table:formula="of:=IF( ROW([.C15]) - ROW([.C$12]) = [.H$9]; [.C15]; &quot;&quot;)">
            <text:p/>
          </table:table-cell>
          <table:table-cell table:style-name="ce21" table:formula="of:=IF( ROW([.C15]) - ROW([.C$12]) = [.H$9]; [.D15]; &quot;&quot;)">
            <text:p/>
          </table:table-cell>
          <table:table-cell table:style-name="ce5"/>
          <table:table-cell table:style-name="ce5" office:value-type="float" office:value="256" calcext:value-type="float">
            <text:p>256</text:p>
          </table:table-cell>
          <table:table-cell table:style-name="ce10" table:formula="of:=2^16 / [.C$5] * [.L15]" office:value-type="float" office:value="1.048576" calcext:value-type="float">
            <text:p>1.0486E+0</text:p>
          </table:table-cell>
          <table:table-cell table:number-columns-repeated="1008"/>
        </table:table-row>
        <table:table-row table:style-name="ro1">
          <table:table-cell table:style-name="ce17" table:formula="of:=[.A15]" office:value-type="float" office:value="960" calcext:value-type="float">
            <text:p>960</text:p>
          </table:table-cell>
          <table:table-cell table:style-name="ce18" table:formula="of:=1 / [.A16]" office:value-type="float" office:value="0.00104166666666667" calcext:value-type="float">
            <text:p>0.00104</text:p>
          </table:table-cell>
          <table:table-cell table:style-name="ce5" office:value-type="float" office:value="1024" calcext:value-type="float">
            <text:p>1024</text:p>
          </table:table-cell>
          <table:table-cell table:style-name="ce11" table:formula="of:=ROUND([.B16] / [.C16] * [.C$5] - 1)" office:value-type="float" office:value="15" calcext:value-type="float">
            <text:p>15</text:p>
          </table:table-cell>
          <table:table-cell table:style-name="ce11" table:formula="of:=IF([.D16] &gt; 2^[.$C$7]; &quot;PERIOD IS TO BIG / PERIODmax = &quot; &amp; ROUNDDOWN( [.$C16] / [.$C$5] * (1 + 2^[.$C$7]); 4 ) &amp; &quot; s&quot;;               IF([.D16]&lt;0;   &quot;PERIOD IS TOO SMALL&quot;     ;  &quot;&quot;  )    )">
            <text:p/>
          </table:table-cell>
          <table:table-cell table:style-name="ce18" table:formula="of:=IF(LEN([.$E16]) = 0; [.$C16] / [.$C$5] * (1 + [.D16]); &quot;&quot;)" office:value-type="float" office:value="0.001024" calcext:value-type="float">
            <text:p>0.00102</text:p>
          </table:table-cell>
          <table:table-cell table:style-name="ce19" table:formula="of:=IF(LEN([.$E16]) = 0; [.F16] * [.A16]; &quot;&quot;)" office:value-type="float" office:value="0.98304" calcext:value-type="float">
            <text:p>0.983040</text:p>
          </table:table-cell>
          <table:table-cell table:style-name="ce10" table:formula="of:=IF(LEN([.$E16])=0;ABS([.G16]-1);&quot;&quot;)" office:value-type="float" office:value="0.0169600000000001" calcext:value-type="float">
            <text:p>1.6960E-2</text:p>
          </table:table-cell>
          <table:table-cell table:style-name="ce20" table:formula="of:=IF( ROW([.C16]) - ROW([.C$12]) = [.H$9]; [.C16]; &quot;&quot;)">
            <text:p/>
          </table:table-cell>
          <table:table-cell table:style-name="ce21" table:formula="of:=IF( ROW([.C16]) - ROW([.C$12]) = [.H$9]; [.D16]; &quot;&quot;)">
            <text:p/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10" table:formula="of:=2^16 / [.C$5] * [.L16]" office:value-type="float" office:value="4.194304" calcext:value-type="float">
            <text:p>4.1943E+0</text:p>
          </table:table-cell>
          <table:table-cell table:number-columns-repeated="1008"/>
        </table:table-row>
        <table:table-row table:style-name="ro3" table:number-rows-repeated="5">
          <table:table-cell table:number-columns-repeated="1021"/>
        </table:table-row>
        <table:table-row table:style-name="ro4">
          <table:table-cell table:number-columns-repeated="1021"/>
        </table:table-row>
        <table:table-row table:style-name="ro3" table:number-rows-repeated="42">
          <table:table-cell table:number-columns-repeated="1021"/>
        </table:table-row>
        <table:table-row table:style-name="ro4" table:number-rows-repeated="1048511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BINARY | DECIMAL CONVERTERS" table:style-name="ta2">
        <table:table-column table:style-name="co5" table:default-cell-style-name="Default"/>
        <table:table-column table:style-name="co6" table:number-columns-repeated="11" table:default-cell-style-name="ce50"/>
        <table:table-column table:style-name="co6" table:number-columns-repeated="18" table:default-cell-style-name="Default"/>
        <table:table-column table:style-name="co7" table:default-cell-style-name="Default"/>
        <table:table-column table:style-name="co6" table:number-columns-repeated="992" table:default-cell-style-name="Default"/>
        <table:table-column table:style-name="co3" table:default-cell-style-name="Default"/>
        <table:table-row table:style-name="ro1">
          <table:table-cell table:style-name="ce24" office:value-type="string" calcext:value-type="string" table:number-columns-spanned="15" table:number-rows-spanned="1">
            <text:p><text:span text:style-name="T5">DECIMAL TO BINARY</text:span></text:p>
          </table:table-cell>
          <table:covered-table-cell table:number-columns-repeated="14" table:style-name="ce25"/>
          <table:table-cell table:style-name="ce26"/>
          <table:table-cell table:style-name="ce24" office:value-type="string" calcext:value-type="string" table:number-columns-spanned="15" table:number-rows-spanned="1">
            <text:p><text:span text:style-name="T5">BINARY TO DECIMAL</text:span></text:p>
          </table:table-cell>
          <table:covered-table-cell table:number-columns-repeated="13" table:style-name="ce25"/>
          <table:covered-table-cell table:style-name="ce41"/>
          <table:table-cell table:style-name="ce49"/>
          <table:table-cell table:style-name="ce26" table:number-columns-repeated="980"/>
          <table:table-cell table:number-columns-repeated="12"/>
        </table:table-row>
        <table:table-row table:style-name="ro1">
          <table:table-cell table:style-name="ce41" office:value-type="string" calcext:value-type="string">
            <text:p><text:span text:style-name="T5">#</text:span>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41" office:value-type="string" calcext:value-type="string">
            <text:p><text:span text:style-name="T5">#</text:span></text:p>
          </table:table-cell>
          <table:table-cell table:style-name="ce49"/>
          <table:table-cell table:style-name="ce26" table:number-columns-repeated="980"/>
          <table:table-cell table:number-columns-repeated="12"/>
        </table:table-row>
        <table:table-row table:style-name="ro1">
          <table:table-cell table:style-name="ce28" office:value-type="float" office:value="1023" calcext:value-type="float">
            <text:p>1023</text:p>
          </table:table-cell>
          <table:table-cell table:style-name="ce53" table:formula="of:=MOD(QUOTIENT([.$A3];2^[.B$2]); 2)" office:value-type="float" office:value="0" calcext:value-type="float">
            <text:p>0</text:p>
          </table:table-cell>
          <table:table-cell table:style-name="ce53" table:formula="of:=MOD(QUOTIENT([.$A3];2^[.C$2]); 2)" office:value-type="float" office:value="0" calcext:value-type="float">
            <text:p>0</text:p>
          </table:table-cell>
          <table:table-cell table:style-name="ce53" table:formula="of:=MOD(QUOTIENT([.$A3];2^[.D$2]); 2)" office:value-type="float" office:value="0" calcext:value-type="float">
            <text:p>0</text:p>
          </table:table-cell>
          <table:table-cell table:style-name="ce53" table:formula="of:=MOD(QUOTIENT([.$A3];2^[.E$2]); 2)" office:value-type="float" office:value="0" calcext:value-type="float">
            <text:p>0</text:p>
          </table:table-cell>
          <table:table-cell table:style-name="ce53" table:formula="of:=MOD(QUOTIENT([.$A3];2^[.F$2]); 2)" office:value-type="float" office:value="1" calcext:value-type="float">
            <text:p>1</text:p>
          </table:table-cell>
          <table:table-cell table:style-name="ce53" table:formula="of:=MOD(QUOTIENT([.$A3];2^[.G$2]); 2)" office:value-type="float" office:value="1" calcext:value-type="float">
            <text:p>1</text:p>
          </table:table-cell>
          <table:table-cell table:style-name="ce53" table:formula="of:=MOD(QUOTIENT([.$A3];2^[.H$2]); 2)" office:value-type="float" office:value="1" calcext:value-type="float">
            <text:p>1</text:p>
          </table:table-cell>
          <table:table-cell table:style-name="ce53" table:formula="of:=MOD(QUOTIENT([.$A3];2^[.I$2]); 2)" office:value-type="float" office:value="1" calcext:value-type="float">
            <text:p>1</text:p>
          </table:table-cell>
          <table:table-cell table:style-name="ce53" table:formula="of:=MOD(QUOTIENT([.$A3];2^[.J$2]); 2)" office:value-type="float" office:value="1" calcext:value-type="float">
            <text:p>1</text:p>
          </table:table-cell>
          <table:table-cell table:style-name="ce53" table:formula="of:=MOD(QUOTIENT([.$A3];2^[.K$2]); 2)" office:value-type="float" office:value="1" calcext:value-type="float">
            <text:p>1</text:p>
          </table:table-cell>
          <table:table-cell table:style-name="ce53" table:formula="of:=MOD(QUOTIENT([.$A3];2^[.L$2]); 2)" office:value-type="float" office:value="1" calcext:value-type="float">
            <text:p>1</text:p>
          </table:table-cell>
          <table:table-cell table:style-name="ce51" table:formula="of:=MOD(QUOTIENT([.$A3];2^[.M$2]); 2)" office:value-type="float" office:value="1" calcext:value-type="float">
            <text:p>1</text:p>
          </table:table-cell>
          <table:table-cell table:style-name="ce53" table:formula="of:=MOD(QUOTIENT([.$A3];2^[.N$2]); 2)" office:value-type="float" office:value="1" calcext:value-type="float">
            <text:p>1</text:p>
          </table:table-cell>
          <table:table-cell table:style-name="ce53" table:formula="of:=MOD(QUOTIENT([.$A3];2^[.O$2]); 2)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28" table:formula="of:=[.AD3]*2^[.AD2] + [.AC3]*2^[.AC2] + [.AB3]*2^[.AB2] + [.AA3]*2^[.AA2] + [.Z3]*2^[.Z2] + [.Y3]*2^[.Y2] + [.X3]*2^[.X2] + [.W3]*2^[.W2] + [.V3]*2^[.V2] + [.U3]*2^[.U2] + [.T3]*2^[.T2] + [.S3]*2^[.S2] + [.R3]*2^[.R2] + [.Q3]*2^[.Q2]" office:value-type="float" office:value="8191" calcext:value-type="float">
            <text:p>8191</text:p>
          </table:table-cell>
          <table:table-cell table:style-name="ce49" table:number-columns-repeated="981"/>
          <table:table-cell table:number-columns-repeated="12"/>
        </table:table-row>
        <table:table-row table:style-name="ro1" table:number-rows-repeated="23">
          <table:table-cell table:style-name="ce28"/>
          <table:table-cell table:style-name="ce53" table:number-columns-repeated="11"/>
          <table:table-cell table:style-name="ce51" table:number-columns-repeated="3"/>
          <table:table-cell table:style-name="ce49" table:number-columns-repeated="15"/>
          <table:table-cell table:style-name="ce22"/>
          <table:table-cell table:style-name="ce49" table:number-columns-repeated="981"/>
          <table:table-cell table:number-columns-repeated="12"/>
        </table:table-row>
        <table:table-row table:style-name="ro1" table:number-rows-repeated="3">
          <table:table-cell table:style-name="ce30"/>
          <table:table-cell table:style-name="ce49" table:number-columns-repeated="29"/>
          <table:table-cell table:style-name="ce22"/>
          <table:table-cell table:style-name="ce49" table:number-columns-repeated="981"/>
          <table:table-cell table:number-columns-repeated="12"/>
        </table:table-row>
        <table:table-row table:style-name="ro5" table:number-rows-repeated="35">
          <table:table-cell table:style-name="ce22"/>
          <table:table-cell table:style-name="ce48" table:number-columns-repeated="11"/>
          <table:table-cell table:style-name="ce49" table:number-columns-repeated="18"/>
          <table:table-cell table:style-name="ce22"/>
          <table:table-cell table:style-name="ce49" table:number-columns-repeated="981"/>
          <table:table-cell table:number-columns-repeated="12"/>
        </table:table-row>
        <table:table-row table:style-name="ro4" table:number-rows-repeated="1632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IMER.B30:TIMER.L16386 TIMER.B3:TIMER.L26 TIMER.N3:TIMER.AA3">
            <calcext:condition calcext:apply-style-name="dx_ce31" calcext:value="=0" calcext:base-cell-address="'BINARY | DECIMAL CONVERTERS'.B3"/>
          </calcext:conditional-format>
        </calcext:conditional-formats>
      </table:table>
      <table:table table:name="MEASUREMENTS" table:style-name="ta2">
        <table:table-column table:style-name="co8" table:default-cell-style-name="Default"/>
        <table:table-column table:style-name="co9" table:default-cell-style-name="Default"/>
        <table:table-column table:style-name="co6" table:number-columns-repeated="14" table:default-cell-style-name="ce56"/>
        <table:table-column table:style-name="co7" table:default-cell-style-name="Default"/>
        <table:table-column table:style-name="co10" table:default-cell-style-name="ce60"/>
        <table:table-column table:style-name="co11" table:default-cell-style-name="ce61"/>
        <table:table-column table:style-name="co12" table:default-cell-style-name="Default"/>
        <table:table-column table:style-name="co6" table:number-columns-repeated="987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ce57"/>
          <table:table-cell table:number-columns-repeated="2"/>
          <table:table-cell table:style-name="ce26" table:number-columns-repeated="976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ce57" table:formula="of:=2^14" office:value-type="float" office:value="16384" calcext:value-type="float">
            <text:p>16384</text:p>
          </table:table-cell>
          <table:table-cell table:number-columns-repeated="2"/>
          <table:table-cell table:style-name="ce26" table:number-columns-repeated="976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4"/>
          <table:table-cell/>
          <table:table-cell table:style-name="ce58" table:formula="of:= 1 / 96" office:value-type="float" office:value="0.0104166666666667" calcext:value-type="float">
            <text:p>0.0104</text:p>
          </table:table-cell>
          <table:table-cell table:number-columns-repeated="2"/>
          <table:table-cell table:style-name="ce26" table:number-columns-repeated="976"/>
          <table:table-cell table:number-columns-repeated="12"/>
        </table:table-row>
        <table:table-row table:style-name="ro1" table:number-rows-repeated="4">
          <table:table-cell table:number-columns-repeated="2"/>
          <table:table-cell table:style-name="Default" table:number-columns-repeated="14"/>
          <table:table-cell/>
          <table:table-cell table:style-name="ce57"/>
          <table:table-cell table:number-columns-repeated="2"/>
          <table:table-cell table:style-name="ce26" table:number-columns-repeated="976"/>
          <table:table-cell table:number-columns-repeated="12"/>
        </table:table-row>
        <table:table-row table:style-name="ro1">
          <table:table-cell/>
          <table:table-cell table:style-name="ce26"/>
          <table:table-cell table:style-name="ce24" office:value-type="string" calcext:value-type="string" table:number-columns-spanned="15" table:number-rows-spanned="1">
            <text:p><text:span text:style-name="T5">BINARY TO DECIMAL</text:span></text:p>
          </table:table-cell>
          <table:covered-table-cell table:number-columns-repeated="13" table:style-name="ce25"/>
          <table:covered-table-cell table:style-name="ce41"/>
          <table:table-cell table:style-name="ce59"/>
          <table:table-cell table:number-columns-repeated="2"/>
          <table:table-cell table:style-name="ce26" table:number-columns-repeated="976"/>
          <table:table-cell table:number-columns-repeated="12"/>
        </table:table-row>
        <table:table-row table:style-name="ro1">
          <table:table-cell table:style-name="ce54" office:value-type="string" calcext:value-type="string">
            <text:p>MOVIE</text:p>
          </table:table-cell>
          <table:table-cell table:style-name="ce26" office:value-type="string" calcext:value-type="string">
            <text:p>FRAME #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41" office:value-type="string" calcext:value-type="string">
            <text:p><text:span text:style-name="T5">#</text:span></text:p>
          </table:table-cell>
          <table:table-cell table:style-name="ce59"/>
          <table:table-cell table:number-columns-repeated="2"/>
          <table:table-cell table:style-name="ce26" table:number-columns-repeated="976"/>
          <table:table-cell table:number-columns-repeated="12"/>
        </table:table-row>
        <table:table-row table:style-name="ro1">
          <table:table-cell office:value-type="string" calcext:value-type="string">
            <text:p>20210919_145432.mp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4" table:style-name="ce55" office:value-type="float" office:value="0" calcext:value-type="float">
            <text:p>0</text:p>
          </table:table-cell>
          <table:table-cell table:style-name="ce28" table:formula="of:=[.P10]*2^[.P$9] + [.O10]*2^[.O$9] + [.N10]*2^[.N$9] + [.M10]*2^[.M$9] + [.L10]*2^[.L$9] + [.K10]*2^[.K$9] + [.J10]*2^[.J$9] + [.I10]*2^[.I$9] + [.H10]*2^[.H$9] + [.G10]*2^[.G$9] + [.F10]*2^[.F$9] + [.E10]*2^[.E$9] + [.D10]*2^[.D$9] + [.C10]*2^[.C$9]" office:value-type="float" office:value="0" calcext:value-type="float">
            <text:p>0</text:p>
          </table:table-cell>
          <table:table-cell table:formula="of:= IF([.Q10]&lt;&gt;0; [.Q10]*[.R$3]; &quot;&quot;)">
            <text:p/>
          </table:table-cell>
          <table:table-cell table:style-name="ce62" table:formula="of:= IF([.Q10]&lt;&gt;0; [.Q10] * [.R$3] / [.B10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28" table:formula="of:=[.P11]*2^[.P$9] + [.O11]*2^[.O$9] + [.N11]*2^[.N$9] + [.M11]*2^[.M$9] + [.L11]*2^[.L$9] + [.K11]*2^[.K$9] + [.J11]*2^[.J$9] + [.I11]*2^[.I$9] + [.H11]*2^[.H$9] + [.G11]*2^[.G$9] + [.F11]*2^[.F$9] + [.E11]*2^[.E$9] + [.D11]*2^[.D$9] + [.C11]*2^[.C$9]" office:value-type="float" office:value="3288" calcext:value-type="float">
            <text:p>3288</text:p>
          </table:table-cell>
          <table:table-cell table:formula="of:= IF([.Q11]&lt;&gt;0; [.Q11]*[.R$3]; &quot;&quot;)" office:value-type="float" office:value="34.25" calcext:value-type="float">
            <text:p>34.250</text:p>
          </table:table-cell>
          <table:table-cell table:style-name="ce62" table:formula="of:= IF([.Q11]&lt;&gt;0; [.Q11] * [.R$3] / [.B11]; &quot;&quot;)" office:value-type="float" office:value="17.125" calcext:value-type="float">
            <text:p>17.125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3" calcext:value-type="float">
            <text:p>3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28" table:formula="of:=[.P12]*2^[.P$9] + [.O12]*2^[.O$9] + [.N12]*2^[.N$9] + [.M12]*2^[.M$9] + [.L12]*2^[.L$9] + [.K12]*2^[.K$9] + [.J12]*2^[.J$9] + [.I12]*2^[.I$9] + [.H12]*2^[.H$9] + [.G12]*2^[.G$9] + [.F12]*2^[.F$9] + [.E12]*2^[.E$9] + [.D12]*2^[.D$9] + [.C12]*2^[.C$9]" office:value-type="float" office:value="3295" calcext:value-type="float">
            <text:p>3295</text:p>
          </table:table-cell>
          <table:table-cell table:formula="of:= IF([.Q12]&lt;&gt;0; [.Q12]*[.R$3]; &quot;&quot;)" office:value-type="float" office:value="34.3229166666667" calcext:value-type="float">
            <text:p>34.323</text:p>
          </table:table-cell>
          <table:table-cell table:style-name="ce62" table:formula="of:= IF([.Q12]&lt;&gt;0; [.Q12] * [.R$3] / [.B12]; &quot;&quot;)" office:value-type="float" office:value="11.4409722222222" calcext:value-type="float">
            <text:p>11.441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 table:number-columns-repeated="14" table:style-name="ce55" office:value-type="float" office:value="0" calcext:value-type="float">
            <text:p>0</text:p>
          </table:table-cell>
          <table:table-cell table:style-name="ce28" table:formula="of:=[.P13]*2^[.P$9] + [.O13]*2^[.O$9] + [.N13]*2^[.N$9] + [.M13]*2^[.M$9] + [.L13]*2^[.L$9] + [.K13]*2^[.K$9] + [.J13]*2^[.J$9] + [.I13]*2^[.I$9] + [.H13]*2^[.H$9] + [.G13]*2^[.G$9] + [.F13]*2^[.F$9] + [.E13]*2^[.E$9] + [.D13]*2^[.D$9] + [.C13]*2^[.C$9]" office:value-type="float" office:value="0" calcext:value-type="float">
            <text:p>0</text:p>
          </table:table-cell>
          <table:table-cell table:formula="of:= IF([.Q13]&lt;&gt;0; [.Q13]*[.R$3]; &quot;&quot;)">
            <text:p/>
          </table:table-cell>
          <table:table-cell table:style-name="ce62" table:formula="of:= IF([.Q13]&lt;&gt;0; [.Q13] * [.R$3] / [.B13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5" calcext:value-type="float">
            <text:p>5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style-name="ce28" table:formula="of:=[.P14]*2^[.P$9] + [.O14]*2^[.O$9] + [.N14]*2^[.N$9] + [.M14]*2^[.M$9] + [.L14]*2^[.L$9] + [.K14]*2^[.K$9] + [.J14]*2^[.J$9] + [.I14]*2^[.I$9] + [.H14]*2^[.H$9] + [.G14]*2^[.G$9] + [.F14]*2^[.F$9] + [.E14]*2^[.E$9] + [.D14]*2^[.D$9] + [.C14]*2^[.C$9]" office:value-type="float" office:value="3310" calcext:value-type="float">
            <text:p>3310</text:p>
          </table:table-cell>
          <table:table-cell table:formula="of:= IF([.Q14]&lt;&gt;0; [.Q14]*[.R$3]; &quot;&quot;)" office:value-type="float" office:value="34.4791666666667" calcext:value-type="float">
            <text:p>34.479</text:p>
          </table:table-cell>
          <table:table-cell table:style-name="ce62" table:formula="of:= IF([.Q14]&lt;&gt;0; [.Q14] * [.R$3] / [.B14]; &quot;&quot;)" office:value-type="float" office:value="6.89583333333333" calcext:value-type="float">
            <text:p>6.896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4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28" table:formula="of:=[.P15]*2^[.P$9] + [.O15]*2^[.O$9] + [.N15]*2^[.N$9] + [.M15]*2^[.M$9] + [.L15]*2^[.L$9] + [.K15]*2^[.K$9] + [.J15]*2^[.J$9] + [.I15]*2^[.I$9] + [.H15]*2^[.H$9] + [.G15]*2^[.G$9] + [.F15]*2^[.F$9] + [.E15]*2^[.E$9] + [.D15]*2^[.D$9] + [.C15]*2^[.C$9]" office:value-type="float" office:value="3314" calcext:value-type="float">
            <text:p>3314</text:p>
          </table:table-cell>
          <table:table-cell table:formula="of:= IF([.Q15]&lt;&gt;0; [.Q15]*[.R$3]; &quot;&quot;)" office:value-type="float" office:value="34.5208333333333" calcext:value-type="float">
            <text:p>34.521</text:p>
          </table:table-cell>
          <table:table-cell table:style-name="ce62" table:formula="of:= IF([.Q15]&lt;&gt;0; [.Q15] * [.R$3] / [.B15]; &quot;&quot;)" office:value-type="float" office:value="5.75347222222222" calcext:value-type="float">
            <text:p>5.753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7" calcext:value-type="float">
            <text:p>7</text:p>
          </table:table-cell>
          <table:table-cell table:style-name="ce55" table:number-columns-repeated="14"/>
          <table:table-cell table:style-name="ce28" table:formula="of:=[.P16]*2^[.P$9] + [.O16]*2^[.O$9] + [.N16]*2^[.N$9] + [.M16]*2^[.M$9] + [.L16]*2^[.L$9] + [.K16]*2^[.K$9] + [.J16]*2^[.J$9] + [.I16]*2^[.I$9] + [.H16]*2^[.H$9] + [.G16]*2^[.G$9] + [.F16]*2^[.F$9] + [.E16]*2^[.E$9] + [.D16]*2^[.D$9] + [.C16]*2^[.C$9]" office:value-type="float" office:value="0" calcext:value-type="float">
            <text:p>0</text:p>
          </table:table-cell>
          <table:table-cell table:formula="of:= IF([.Q16]&lt;&gt;0; [.Q16]*[.R$3]; &quot;&quot;)">
            <text:p/>
          </table:table-cell>
          <table:table-cell table:style-name="ce62" table:formula="of:= IF([.Q16]&lt;&gt;0; [.Q16] * [.R$3] / [.B16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8" table:style-name="ce55" office:value-type="float" office:value="1" calcext:value-type="float">
            <text:p>1</text:p>
          </table:table-cell>
          <table:table-cell table:style-name="ce28" table:formula="of:=[.P17]*2^[.P$9] + [.O17]*2^[.O$9] + [.N17]*2^[.N$9] + [.M17]*2^[.M$9] + [.L17]*2^[.L$9] + [.K17]*2^[.K$9] + [.J17]*2^[.J$9] + [.I17]*2^[.I$9] + [.H17]*2^[.H$9] + [.G17]*2^[.G$9] + [.F17]*2^[.F$9] + [.E17]*2^[.E$9] + [.D17]*2^[.D$9] + [.C17]*2^[.C$9]" office:value-type="float" office:value="3327" calcext:value-type="float">
            <text:p>3327</text:p>
          </table:table-cell>
          <table:table-cell table:formula="of:= IF([.Q17]&lt;&gt;0; [.Q17]*[.R$3]; &quot;&quot;)" office:value-type="float" office:value="34.65625" calcext:value-type="float">
            <text:p>34.656</text:p>
          </table:table-cell>
          <table:table-cell table:style-name="ce62" table:formula="of:= IF([.Q17]&lt;&gt;0; [.Q17] * [.R$3] / [.B17]; &quot;&quot;)" office:value-type="float" office:value="4.33203125" calcext:value-type="float">
            <text:p>4.332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9" calcext:value-type="float">
            <text:p>9</text:p>
          </table:table-cell>
          <table:table-cell table:style-name="ce55" table:number-columns-repeated="14"/>
          <table:table-cell table:style-name="ce28" table:formula="of:=[.P18]*2^[.P$9] + [.O18]*2^[.O$9] + [.N18]*2^[.N$9] + [.M18]*2^[.M$9] + [.L18]*2^[.L$9] + [.K18]*2^[.K$9] + [.J18]*2^[.J$9] + [.I18]*2^[.I$9] + [.H18]*2^[.H$9] + [.G18]*2^[.G$9] + [.F18]*2^[.F$9] + [.E18]*2^[.E$9] + [.D18]*2^[.D$9] + [.C18]*2^[.C$9]" office:value-type="float" office:value="0" calcext:value-type="float">
            <text:p>0</text:p>
          </table:table-cell>
          <table:table-cell table:formula="of:= IF([.Q18]&lt;&gt;0; [.Q18]*[.R$3]; &quot;&quot;)">
            <text:p/>
          </table:table-cell>
          <table:table-cell table:style-name="ce62" table:formula="of:= IF([.Q18]&lt;&gt;0; [.Q18] * [.R$3] / [.B18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28" table:formula="of:=[.P19]*2^[.P$9] + [.O19]*2^[.O$9] + [.N19]*2^[.N$9] + [.M19]*2^[.M$9] + [.L19]*2^[.L$9] + [.K19]*2^[.K$9] + [.J19]*2^[.J$9] + [.I19]*2^[.I$9] + [.H19]*2^[.H$9] + [.G19]*2^[.G$9] + [.F19]*2^[.F$9] + [.E19]*2^[.E$9] + [.D19]*2^[.D$9] + [.C19]*2^[.C$9]" office:value-type="float" office:value="3340" calcext:value-type="float">
            <text:p>3340</text:p>
          </table:table-cell>
          <table:table-cell table:formula="of:= IF([.Q19]&lt;&gt;0; [.Q19]*[.R$3]; &quot;&quot;)" office:value-type="float" office:value="34.7916666666667" calcext:value-type="float">
            <text:p>34.792</text:p>
          </table:table-cell>
          <table:table-cell table:style-name="ce62" table:formula="of:= IF([.Q19]&lt;&gt;0; [.Q19] * [.R$3] / [.B19]; &quot;&quot;)" office:value-type="float" office:value="3.47916666666667" calcext:value-type="float">
            <text:p>3.479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11" calcext:value-type="float">
            <text:p>11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28" table:formula="of:=[.P20]*2^[.P$9] + [.O20]*2^[.O$9] + [.N20]*2^[.N$9] + [.M20]*2^[.M$9] + [.L20]*2^[.L$9] + [.K20]*2^[.K$9] + [.J20]*2^[.J$9] + [.I20]*2^[.I$9] + [.H20]*2^[.H$9] + [.G20]*2^[.G$9] + [.F20]*2^[.F$9] + [.E20]*2^[.E$9] + [.D20]*2^[.D$9] + [.C20]*2^[.C$9]" office:value-type="float" office:value="3346" calcext:value-type="float">
            <text:p>3346</text:p>
          </table:table-cell>
          <table:table-cell table:formula="of:= IF([.Q20]&lt;&gt;0; [.Q20]*[.R$3]; &quot;&quot;)" office:value-type="float" office:value="34.8541666666667" calcext:value-type="float">
            <text:p>34.854</text:p>
          </table:table-cell>
          <table:table-cell table:style-name="ce62" table:formula="of:= IF([.Q20]&lt;&gt;0; [.Q20] * [.R$3] / [.B20]; &quot;&quot;)" office:value-type="float" office:value="3.16856060606061" calcext:value-type="float">
            <text:p>3.169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12" calcext:value-type="float">
            <text:p>12</text:p>
          </table:table-cell>
          <table:table-cell table:style-name="ce55" table:number-columns-repeated="14"/>
          <table:table-cell table:style-name="ce28" table:formula="of:=[.P21]*2^[.P$9] + [.O21]*2^[.O$9] + [.N21]*2^[.N$9] + [.M21]*2^[.M$9] + [.L21]*2^[.L$9] + [.K21]*2^[.K$9] + [.J21]*2^[.J$9] + [.I21]*2^[.I$9] + [.H21]*2^[.H$9] + [.G21]*2^[.G$9] + [.F21]*2^[.F$9] + [.E21]*2^[.E$9] + [.D21]*2^[.D$9] + [.C21]*2^[.C$9]" office:value-type="float" office:value="0" calcext:value-type="float">
            <text:p>0</text:p>
          </table:table-cell>
          <table:table-cell table:formula="of:= IF([.Q21]&lt;&gt;0; [.Q21]*[.R$3]; &quot;&quot;)">
            <text:p/>
          </table:table-cell>
          <table:table-cell table:style-name="ce62" table:formula="of:= IF([.Q21]&lt;&gt;0; [.Q21] * [.R$3] / [.B21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13" calcext:value-type="float">
            <text:p>13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number-columns-repeated="5" table:style-name="ce55" office:value-type="float" office:value="1" calcext:value-type="float">
            <text:p>1</text:p>
          </table:table-cell>
          <table:table-cell table:style-name="ce28" table:formula="of:=[.P22]*2^[.P$9] + [.O22]*2^[.O$9] + [.N22]*2^[.N$9] + [.M22]*2^[.M$9] + [.L22]*2^[.L$9] + [.K22]*2^[.K$9] + [.J22]*2^[.J$9] + [.I22]*2^[.I$9] + [.H22]*2^[.H$9] + [.G22]*2^[.G$9] + [.F22]*2^[.F$9] + [.E22]*2^[.E$9] + [.D22]*2^[.D$9] + [.C22]*2^[.C$9]" office:value-type="float" office:value="3359" calcext:value-type="float">
            <text:p>3359</text:p>
          </table:table-cell>
          <table:table-cell table:formula="of:= IF([.Q22]&lt;&gt;0; [.Q22]*[.R$3]; &quot;&quot;)" office:value-type="float" office:value="34.9895833333333" calcext:value-type="float">
            <text:p>34.990</text:p>
          </table:table-cell>
          <table:table-cell table:style-name="ce62" table:formula="of:= IF([.Q22]&lt;&gt;0; [.Q22] * [.R$3] / [.B22]; &quot;&quot;)" office:value-type="float" office:value="2.69150641025641" calcext:value-type="float">
            <text:p>2.692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14" calcext:value-type="float">
            <text:p>14</text:p>
          </table:table-cell>
          <table:table-cell table:style-name="ce55" table:number-columns-repeated="14"/>
          <table:table-cell table:style-name="ce28" table:formula="of:=[.P23]*2^[.P$9] + [.O23]*2^[.O$9] + [.N23]*2^[.N$9] + [.M23]*2^[.M$9] + [.L23]*2^[.L$9] + [.K23]*2^[.K$9] + [.J23]*2^[.J$9] + [.I23]*2^[.I$9] + [.H23]*2^[.H$9] + [.G23]*2^[.G$9] + [.F23]*2^[.F$9] + [.E23]*2^[.E$9] + [.D23]*2^[.D$9] + [.C23]*2^[.C$9]" office:value-type="float" office:value="0" calcext:value-type="float">
            <text:p>0</text:p>
          </table:table-cell>
          <table:table-cell table:formula="of:= IF([.Q23]&lt;&gt;0; [.Q23]*[.R$3]; &quot;&quot;)">
            <text:p/>
          </table:table-cell>
          <table:table-cell table:style-name="ce62" table:formula="of:= IF([.Q23]&lt;&gt;0; [.Q23] * [.R$3] / [.B23]; &quot;&quot;)">
            <text:p/>
          </table:table-cell>
          <table:table-cell table:style-name="ce51"/>
          <table:table-cell table:style-name="ce49" table:number-columns-repeated="976"/>
          <table:table-cell table:number-columns-repeated="12"/>
        </table:table-row>
        <table:table-row table:style-name="ro1">
          <table:table-cell/>
          <table:table-cell table:style-name="ce55" office:value-type="float" office:value="15" calcext:value-type="float">
            <text:p>1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28" table:formula="of:=[.P24]*2^[.P$9] + [.O24]*2^[.O$9] + [.N24]*2^[.N$9] + [.M24]*2^[.M$9] + [.L24]*2^[.L$9] + [.K24]*2^[.K$9] + [.J24]*2^[.J$9] + [.I24]*2^[.I$9] + [.H24]*2^[.H$9] + [.G24]*2^[.G$9] + [.F24]*2^[.F$9] + [.E24]*2^[.E$9] + [.D24]*2^[.D$9] + [.C24]*2^[.C$9]" office:value-type="float" office:value="3375" calcext:value-type="float">
            <text:p>3375</text:p>
          </table:table-cell>
          <table:table-cell table:formula="of:= IF([.Q24]&lt;&gt;0; [.Q24]*[.R$3]; &quot;&quot;)" office:value-type="float" office:value="35.15625" calcext:value-type="float">
            <text:p>35.156</text:p>
          </table:table-cell>
          <table:table-cell table:style-name="ce62" table:formula="of:= IF([.Q24]&lt;&gt;0; [.Q24] * [.R$3] / [.B24]; &quot;&quot;)" office:value-type="float" office:value="2.34375" calcext:value-type="float">
            <text:p>2.344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16" calcext:value-type="float">
            <text:p>1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28" table:formula="of:=[.P25]*2^[.P$9] + [.O25]*2^[.O$9] + [.N25]*2^[.N$9] + [.M25]*2^[.M$9] + [.L25]*2^[.L$9] + [.K25]*2^[.K$9] + [.J25]*2^[.J$9] + [.I25]*2^[.I$9] + [.H25]*2^[.H$9] + [.G25]*2^[.G$9] + [.F25]*2^[.F$9] + [.E25]*2^[.E$9] + [.D25]*2^[.D$9] + [.C25]*2^[.C$9]" office:value-type="float" office:value="3378" calcext:value-type="float">
            <text:p>3378</text:p>
          </table:table-cell>
          <table:table-cell table:formula="of:= IF([.Q25]&lt;&gt;0; [.Q25]*[.R$3]; &quot;&quot;)" office:value-type="float" office:value="35.1875" calcext:value-type="float">
            <text:p>35.188</text:p>
          </table:table-cell>
          <table:table-cell table:style-name="ce62" table:formula="of:= IF([.Q25]&lt;&gt;0; [.Q25] * [.R$3] / [.B25]; &quot;&quot;)" office:value-type="float" office:value="2.19921875" calcext:value-type="float">
            <text:p>2.199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17" calcext:value-type="float">
            <text:p>17</text:p>
          </table:table-cell>
          <table:table-cell table:style-name="ce55" table:number-columns-repeated="14"/>
          <table:table-cell table:style-name="ce28" table:formula="of:=[.P26]*2^[.P$9] + [.O26]*2^[.O$9] + [.N26]*2^[.N$9] + [.M26]*2^[.M$9] + [.L26]*2^[.L$9] + [.K26]*2^[.K$9] + [.J26]*2^[.J$9] + [.I26]*2^[.I$9] + [.H26]*2^[.H$9] + [.G26]*2^[.G$9] + [.F26]*2^[.F$9] + [.E26]*2^[.E$9] + [.D26]*2^[.D$9] + [.C26]*2^[.C$9]" office:value-type="float" office:value="0" calcext:value-type="float">
            <text:p>0</text:p>
          </table:table-cell>
          <table:table-cell table:formula="of:= IF([.Q26]&lt;&gt;0; [.Q26]*[.R$3]; &quot;&quot;)">
            <text:p/>
          </table:table-cell>
          <table:table-cell table:style-name="ce62" table:formula="of:= IF([.Q26]&lt;&gt;0; [.Q26] * [.R$3] / [.B26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18" calcext:value-type="float">
            <text:p>18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 table:style-name="ce28" table:formula="of:=[.P27]*2^[.P$9] + [.O27]*2^[.O$9] + [.N27]*2^[.N$9] + [.M27]*2^[.M$9] + [.L27]*2^[.L$9] + [.K27]*2^[.K$9] + [.J27]*2^[.J$9] + [.I27]*2^[.I$9] + [.H27]*2^[.H$9] + [.G27]*2^[.G$9] + [.F27]*2^[.F$9] + [.E27]*2^[.E$9] + [.D27]*2^[.D$9] + [.C27]*2^[.C$9]" office:value-type="float" office:value="3231" calcext:value-type="float">
            <text:p>3231</text:p>
          </table:table-cell>
          <table:table-cell table:formula="of:= IF([.Q27]&lt;&gt;0; [.Q27]*[.R$3]; &quot;&quot;)" office:value-type="float" office:value="33.65625" calcext:value-type="float">
            <text:p>33.656</text:p>
          </table:table-cell>
          <table:table-cell table:style-name="ce62" table:formula="of:= IF([.Q27]&lt;&gt;0; [.Q27] * [.R$3] / [.B27]; &quot;&quot;)" office:value-type="float" office:value="1.86979166666667" calcext:value-type="float">
            <text:p>1.870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19" calcext:value-type="float">
            <text:p>19</text:p>
          </table:table-cell>
          <table:table-cell table:style-name="ce55" table:number-columns-repeated="14"/>
          <table:table-cell table:style-name="ce28" table:formula="of:=[.P28]*2^[.P$9] + [.O28]*2^[.O$9] + [.N28]*2^[.N$9] + [.M28]*2^[.M$9] + [.L28]*2^[.L$9] + [.K28]*2^[.K$9] + [.J28]*2^[.J$9] + [.I28]*2^[.I$9] + [.H28]*2^[.H$9] + [.G28]*2^[.G$9] + [.F28]*2^[.F$9] + [.E28]*2^[.E$9] + [.D28]*2^[.D$9] + [.C28]*2^[.C$9]" office:value-type="float" office:value="0" calcext:value-type="float">
            <text:p>0</text:p>
          </table:table-cell>
          <table:table-cell table:formula="of:= IF([.Q28]&lt;&gt;0; [.Q28]*[.R$3]; &quot;&quot;)">
            <text:p/>
          </table:table-cell>
          <table:table-cell table:style-name="ce62" table:formula="of:= IF([.Q28]&lt;&gt;0; [.Q28] * [.R$3] / [.B28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style-name="ce55" table:number-columns-repeated="14"/>
          <table:table-cell table:style-name="ce28" table:formula="of:=[.P29]*2^[.P$9] + [.O29]*2^[.O$9] + [.N29]*2^[.N$9] + [.M29]*2^[.M$9] + [.L29]*2^[.L$9] + [.K29]*2^[.K$9] + [.J29]*2^[.J$9] + [.I29]*2^[.I$9] + [.H29]*2^[.H$9] + [.G29]*2^[.G$9] + [.F29]*2^[.F$9] + [.E29]*2^[.E$9] + [.D29]*2^[.D$9] + [.C29]*2^[.C$9]" office:value-type="float" office:value="0" calcext:value-type="float">
            <text:p>0</text:p>
          </table:table-cell>
          <table:table-cell table:formula="of:= IF([.Q29]&lt;&gt;0; [.Q29]*[.R$3]; &quot;&quot;)">
            <text:p/>
          </table:table-cell>
          <table:table-cell table:style-name="ce62" table:formula="of:= IF([.Q29]&lt;&gt;0; [.Q29] * [.R$3] / [.B29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21" calcext:value-type="float">
            <text:p>2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28" table:formula="of:=[.P30]*2^[.P$9] + [.O30]*2^[.O$9] + [.N30]*2^[.N$9] + [.M30]*2^[.M$9] + [.L30]*2^[.L$9] + [.K30]*2^[.K$9] + [.J30]*2^[.J$9] + [.I30]*2^[.I$9] + [.H30]*2^[.H$9] + [.G30]*2^[.G$9] + [.F30]*2^[.F$9] + [.E30]*2^[.E$9] + [.D30]*2^[.D$9] + [.C30]*2^[.C$9]" office:value-type="float" office:value="3410" calcext:value-type="float">
            <text:p>3410</text:p>
          </table:table-cell>
          <table:table-cell table:formula="of:= IF([.Q30]&lt;&gt;0; [.Q30]*[.R$3]; &quot;&quot;)" office:value-type="float" office:value="35.5208333333333" calcext:value-type="float">
            <text:p>35.521</text:p>
          </table:table-cell>
          <table:table-cell table:style-name="ce62" table:formula="of:= IF([.Q30]&lt;&gt;0; [.Q30] * [.R$3] / [.B30]; &quot;&quot;)" office:value-type="float" office:value="1.69146825396825" calcext:value-type="float">
            <text:p>1.691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22" calcext:value-type="float">
            <text:p>22</text:p>
          </table:table-cell>
          <table:table-cell table:style-name="ce55" table:number-columns-repeated="14"/>
          <table:table-cell table:style-name="ce28" table:formula="of:=[.P31]*2^[.P$9] + [.O31]*2^[.O$9] + [.N31]*2^[.N$9] + [.M31]*2^[.M$9] + [.L31]*2^[.L$9] + [.K31]*2^[.K$9] + [.J31]*2^[.J$9] + [.I31]*2^[.I$9] + [.H31]*2^[.H$9] + [.G31]*2^[.G$9] + [.F31]*2^[.F$9] + [.E31]*2^[.E$9] + [.D31]*2^[.D$9] + [.C31]*2^[.C$9]" office:value-type="float" office:value="0" calcext:value-type="float">
            <text:p>0</text:p>
          </table:table-cell>
          <table:table-cell table:formula="of:= IF([.Q31]&lt;&gt;0; [.Q31]*[.R$3]; &quot;&quot;)">
            <text:p/>
          </table:table-cell>
          <table:table-cell table:style-name="ce62" table:formula="of:= IF([.Q31]&lt;&gt;0; [.Q31] * [.R$3] / [.B31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23" calcext:value-type="float">
            <text:p>2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 table:style-name="ce28" table:formula="of:=[.P32]*2^[.P$9] + [.O32]*2^[.O$9] + [.N32]*2^[.N$9] + [.M32]*2^[.M$9] + [.L32]*2^[.L$9] + [.K32]*2^[.K$9] + [.J32]*2^[.J$9] + [.I32]*2^[.I$9] + [.H32]*2^[.H$9] + [.G32]*2^[.G$9] + [.F32]*2^[.F$9] + [.E32]*2^[.E$9] + [.D32]*2^[.D$9] + [.C32]*2^[.C$9]" office:value-type="float" office:value="3423" calcext:value-type="float">
            <text:p>3423</text:p>
          </table:table-cell>
          <table:table-cell table:formula="of:= IF([.Q32]&lt;&gt;0; [.Q32]*[.R$3]; &quot;&quot;)" office:value-type="float" office:value="35.65625" calcext:value-type="float">
            <text:p>35.656</text:p>
          </table:table-cell>
          <table:table-cell table:style-name="ce62" table:formula="of:= IF([.Q32]&lt;&gt;0; [.Q32] * [.R$3] / [.B32]; &quot;&quot;)" office:value-type="float" office:value="1.55027173913043" calcext:value-type="float">
            <text:p>1.550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24" calcext:value-type="float">
            <text:p>24</text:p>
          </table:table-cell>
          <table:table-cell table:number-columns-repeated="14" table:style-name="ce55" office:value-type="float" office:value="0" calcext:value-type="float">
            <text:p>0</text:p>
          </table:table-cell>
          <table:table-cell table:style-name="ce28" table:formula="of:=[.P33]*2^[.P$9] + [.O33]*2^[.O$9] + [.N33]*2^[.N$9] + [.M33]*2^[.M$9] + [.L33]*2^[.L$9] + [.K33]*2^[.K$9] + [.J33]*2^[.J$9] + [.I33]*2^[.I$9] + [.H33]*2^[.H$9] + [.G33]*2^[.G$9] + [.F33]*2^[.F$9] + [.E33]*2^[.E$9] + [.D33]*2^[.D$9] + [.C33]*2^[.C$9]" office:value-type="float" office:value="0" calcext:value-type="float">
            <text:p>0</text:p>
          </table:table-cell>
          <table:table-cell table:formula="of:= IF([.Q33]&lt;&gt;0; [.Q33]*[.R$3]; &quot;&quot;)">
            <text:p/>
          </table:table-cell>
          <table:table-cell table:style-name="ce62" table:formula="of:= IF([.Q33]&lt;&gt;0; [.Q33] * [.R$3] / [.B33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25" calcext:value-type="float">
            <text:p>25</text:p>
          </table:table-cell>
          <table:table-cell table:number-columns-repeated="14" table:style-name="ce55" office:value-type="float" office:value="0" calcext:value-type="float">
            <text:p>0</text:p>
          </table:table-cell>
          <table:table-cell table:style-name="ce28" table:formula="of:=[.P34]*2^[.P$9] + [.O34]*2^[.O$9] + [.N34]*2^[.N$9] + [.M34]*2^[.M$9] + [.L34]*2^[.L$9] + [.K34]*2^[.K$9] + [.J34]*2^[.J$9] + [.I34]*2^[.I$9] + [.H34]*2^[.H$9] + [.G34]*2^[.G$9] + [.F34]*2^[.F$9] + [.E34]*2^[.E$9] + [.D34]*2^[.D$9] + [.C34]*2^[.C$9]" office:value-type="float" office:value="0" calcext:value-type="float">
            <text:p>0</text:p>
          </table:table-cell>
          <table:table-cell table:formula="of:= IF([.Q34]&lt;&gt;0; [.Q34]*[.R$3]; &quot;&quot;)">
            <text:p/>
          </table:table-cell>
          <table:table-cell table:style-name="ce62" table:formula="of:= IF([.Q34]&lt;&gt;0; [.Q34] * [.R$3] / [.B34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1" office:value-type="float" office:value="26" calcext:value-type="float">
            <text:p>2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28" table:formula="of:=[.P35]*2^[.P$9] + [.O35]*2^[.O$9] + [.N35]*2^[.N$9] + [.M35]*2^[.M$9] + [.L35]*2^[.L$9] + [.K35]*2^[.K$9] + [.J35]*2^[.J$9] + [.I35]*2^[.I$9] + [.H35]*2^[.H$9] + [.G35]*2^[.G$9] + [.F35]*2^[.F$9] + [.E35]*2^[.E$9] + [.D35]*2^[.D$9] + [.C35]*2^[.C$9]" office:value-type="float" office:value="3442" calcext:value-type="float">
            <text:p>3442</text:p>
          </table:table-cell>
          <table:table-cell table:formula="of:= IF([.Q35]&lt;&gt;0; [.Q35]*[.R$3]; &quot;&quot;)" office:value-type="float" office:value="35.8541666666667" calcext:value-type="float">
            <text:p>35.854</text:p>
          </table:table-cell>
          <table:table-cell table:style-name="ce62" table:formula="of:= IF([.Q35]&lt;&gt;0; [.Q35] * [.R$3] / [.B35]; &quot;&quot;)" office:value-type="float" office:value="1.37900641025641" calcext:value-type="float">
            <text:p>1.379</text:p>
          </table:table-cell>
          <table:table-cell table:style-name="ce49" table:number-columns-repeated="977"/>
          <table:table-cell table:number-columns-repeated="12"/>
        </table:table-row>
        <table:table-row table:style-name="ro1">
          <table:table-cell/>
          <table:table-cell table:style-name="ce55" office:value-type="float" office:value="27" calcext:value-type="float">
            <text:p>27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36]*2^[.P$9] + [.O36]*2^[.O$9] + [.N36]*2^[.N$9] + [.M36]*2^[.M$9] + [.L36]*2^[.L$9] + [.K36]*2^[.K$9] + [.J36]*2^[.J$9] + [.I36]*2^[.I$9] + [.H36]*2^[.H$9] + [.G36]*2^[.G$9] + [.F36]*2^[.F$9] + [.E36]*2^[.E$9] + [.D36]*2^[.D$9] + [.C36]*2^[.C$9]" office:value-type="float" office:value="16383" calcext:value-type="float">
            <text:p>16383</text:p>
          </table:table-cell>
          <table:table-cell table:formula="of:= IF([.Q36]&lt;&gt;0; [.Q36]*[.R$3]; &quot;&quot;)" office:value-type="float" office:value="170.65625" calcext:value-type="float">
            <text:p>170.656</text:p>
          </table:table-cell>
          <table:table-cell table:style-name="ce62" table:formula="of:= IF([.Q36]&lt;&gt;0; [.Q36] * [.R$3] / [.B36]; &quot;&quot;)" office:value-type="float" office:value="6.32060185185185" calcext:value-type="float">
            <text:p>6.321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28" calcext:value-type="float">
            <text:p>28</text:p>
          </table:table-cell>
          <table:table-cell table:style-name="ce55" table:number-columns-repeated="14"/>
          <table:table-cell table:style-name="ce28" table:formula="of:=[.P37]*2^[.P$9] + [.O37]*2^[.O$9] + [.N37]*2^[.N$9] + [.M37]*2^[.M$9] + [.L37]*2^[.L$9] + [.K37]*2^[.K$9] + [.J37]*2^[.J$9] + [.I37]*2^[.I$9] + [.H37]*2^[.H$9] + [.G37]*2^[.G$9] + [.F37]*2^[.F$9] + [.E37]*2^[.E$9] + [.D37]*2^[.D$9] + [.C37]*2^[.C$9]" office:value-type="float" office:value="0" calcext:value-type="float">
            <text:p>0</text:p>
          </table:table-cell>
          <table:table-cell table:formula="of:= IF([.Q37]&lt;&gt;0; [.Q37]*[.R$3]; &quot;&quot;)">
            <text:p/>
          </table:table-cell>
          <table:table-cell table:style-name="ce62" table:formula="of:= IF([.Q37]&lt;&gt;0; [.Q37] * [.R$3] / [.B37]; &quot;&quot;)">
            <text:p/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29" calcext:value-type="float">
            <text:p>29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9" table:style-name="ce55" office:value-type="float" office:value="1" calcext:value-type="float">
            <text:p>1</text:p>
          </table:table-cell>
          <table:table-cell table:style-name="ce28" table:formula="of:=[.P38]*2^[.P$9] + [.O38]*2^[.O$9] + [.N38]*2^[.N$9] + [.M38]*2^[.M$9] + [.L38]*2^[.L$9] + [.K38]*2^[.K$9] + [.J38]*2^[.J$9] + [.I38]*2^[.I$9] + [.H38]*2^[.H$9] + [.G38]*2^[.G$9] + [.F38]*2^[.F$9] + [.E38]*2^[.E$9] + [.D38]*2^[.D$9] + [.C38]*2^[.C$9]" office:value-type="float" office:value="3583" calcext:value-type="float">
            <text:p>3583</text:p>
          </table:table-cell>
          <table:table-cell table:formula="of:= IF([.Q38]&lt;&gt;0; [.Q38]*[.R$3]; &quot;&quot;)" office:value-type="float" office:value="37.3229166666667" calcext:value-type="float">
            <text:p>37.323</text:p>
          </table:table-cell>
          <table:table-cell table:style-name="ce62" table:formula="of:= IF([.Q38]&lt;&gt;0; [.Q38] * [.R$3] / [.B38]; &quot;&quot;)" office:value-type="float" office:value="1.28699712643678" calcext:value-type="float">
            <text:p>1.287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30" calcext:value-type="float">
            <text:p>30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39]*2^[.P$9] + [.O39]*2^[.O$9] + [.N39]*2^[.N$9] + [.M39]*2^[.M$9] + [.L39]*2^[.L$9] + [.K39]*2^[.K$9] + [.J39]*2^[.J$9] + [.I39]*2^[.I$9] + [.H39]*2^[.H$9] + [.G39]*2^[.G$9] + [.F39]*2^[.F$9] + [.E39]*2^[.E$9] + [.D39]*2^[.D$9] + [.C39]*2^[.C$9]" office:value-type="float" office:value="16383" calcext:value-type="float">
            <text:p>16383</text:p>
          </table:table-cell>
          <table:table-cell table:formula="of:= IF([.Q39]&lt;&gt;0; [.Q39]*[.R$3]; &quot;&quot;)" office:value-type="float" office:value="170.65625" calcext:value-type="float">
            <text:p>170.656</text:p>
          </table:table-cell>
          <table:table-cell table:style-name="ce62" table:formula="of:= IF([.Q39]&lt;&gt;0; [.Q39] * [.R$3] / [.B39]; &quot;&quot;)" office:value-type="float" office:value="5.68854166666667" calcext:value-type="float">
            <text:p>5.689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31" calcext:value-type="float">
            <text:p>31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0]*2^[.P$9] + [.O40]*2^[.O$9] + [.N40]*2^[.N$9] + [.M40]*2^[.M$9] + [.L40]*2^[.L$9] + [.K40]*2^[.K$9] + [.J40]*2^[.J$9] + [.I40]*2^[.I$9] + [.H40]*2^[.H$9] + [.G40]*2^[.G$9] + [.F40]*2^[.F$9] + [.E40]*2^[.E$9] + [.D40]*2^[.D$9] + [.C40]*2^[.C$9]" office:value-type="float" office:value="16383" calcext:value-type="float">
            <text:p>16383</text:p>
          </table:table-cell>
          <table:table-cell table:formula="of:= IF([.Q40]&lt;&gt;0; [.Q40]*[.R$3]; &quot;&quot;)" office:value-type="float" office:value="170.65625" calcext:value-type="float">
            <text:p>170.656</text:p>
          </table:table-cell>
          <table:table-cell table:style-name="ce62" table:formula="of:= IF([.Q40]&lt;&gt;0; [.Q40] * [.R$3] / [.B40]; &quot;&quot;)" office:value-type="float" office:value="5.50504032258065" calcext:value-type="float">
            <text:p>5.505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32" calcext:value-type="float">
            <text:p>32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1]*2^[.P$9] + [.O41]*2^[.O$9] + [.N41]*2^[.N$9] + [.M41]*2^[.M$9] + [.L41]*2^[.L$9] + [.K41]*2^[.K$9] + [.J41]*2^[.J$9] + [.I41]*2^[.I$9] + [.H41]*2^[.H$9] + [.G41]*2^[.G$9] + [.F41]*2^[.F$9] + [.E41]*2^[.E$9] + [.D41]*2^[.D$9] + [.C41]*2^[.C$9]" office:value-type="float" office:value="16383" calcext:value-type="float">
            <text:p>16383</text:p>
          </table:table-cell>
          <table:table-cell table:formula="of:= IF([.Q41]&lt;&gt;0; [.Q41]*[.R$3]; &quot;&quot;)" office:value-type="float" office:value="170.65625" calcext:value-type="float">
            <text:p>170.656</text:p>
          </table:table-cell>
          <table:table-cell table:style-name="ce62" table:formula="of:= IF([.Q41]&lt;&gt;0; [.Q41] * [.R$3] / [.B41]; &quot;&quot;)" office:value-type="float" office:value="5.3330078125" calcext:value-type="float">
            <text:p>5.333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33" calcext:value-type="float">
            <text:p>33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2]*2^[.P$9] + [.O42]*2^[.O$9] + [.N42]*2^[.N$9] + [.M42]*2^[.M$9] + [.L42]*2^[.L$9] + [.K42]*2^[.K$9] + [.J42]*2^[.J$9] + [.I42]*2^[.I$9] + [.H42]*2^[.H$9] + [.G42]*2^[.G$9] + [.F42]*2^[.F$9] + [.E42]*2^[.E$9] + [.D42]*2^[.D$9] + [.C42]*2^[.C$9]" office:value-type="float" office:value="16383" calcext:value-type="float">
            <text:p>16383</text:p>
          </table:table-cell>
          <table:table-cell table:formula="of:= IF([.Q42]&lt;&gt;0; [.Q42]*[.R$3]; &quot;&quot;)" office:value-type="float" office:value="170.65625" calcext:value-type="float">
            <text:p>170.656</text:p>
          </table:table-cell>
          <table:table-cell table:style-name="ce62" table:formula="of:= IF([.Q42]&lt;&gt;0; [.Q42] * [.R$3] / [.B42]; &quot;&quot;)" office:value-type="float" office:value="5.17140151515152" calcext:value-type="float">
            <text:p>5.171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34" calcext:value-type="float">
            <text:p>34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3]*2^[.P$9] + [.O43]*2^[.O$9] + [.N43]*2^[.N$9] + [.M43]*2^[.M$9] + [.L43]*2^[.L$9] + [.K43]*2^[.K$9] + [.J43]*2^[.J$9] + [.I43]*2^[.I$9] + [.H43]*2^[.H$9] + [.G43]*2^[.G$9] + [.F43]*2^[.F$9] + [.E43]*2^[.E$9] + [.D43]*2^[.D$9] + [.C43]*2^[.C$9]" office:value-type="float" office:value="16383" calcext:value-type="float">
            <text:p>16383</text:p>
          </table:table-cell>
          <table:table-cell table:formula="of:= IF([.Q43]&lt;&gt;0; [.Q43]*[.R$3]; &quot;&quot;)" office:value-type="float" office:value="170.65625" calcext:value-type="float">
            <text:p>170.656</text:p>
          </table:table-cell>
          <table:table-cell table:style-name="ce62" table:formula="of:= IF([.Q43]&lt;&gt;0; [.Q43] * [.R$3] / [.B43]; &quot;&quot;)" office:value-type="float" office:value="5.01930147058824" calcext:value-type="float">
            <text:p>5.019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35" calcext:value-type="float">
            <text:p>35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4]*2^[.P$9] + [.O44]*2^[.O$9] + [.N44]*2^[.N$9] + [.M44]*2^[.M$9] + [.L44]*2^[.L$9] + [.K44]*2^[.K$9] + [.J44]*2^[.J$9] + [.I44]*2^[.I$9] + [.H44]*2^[.H$9] + [.G44]*2^[.G$9] + [.F44]*2^[.F$9] + [.E44]*2^[.E$9] + [.D44]*2^[.D$9] + [.C44]*2^[.C$9]" office:value-type="float" office:value="16383" calcext:value-type="float">
            <text:p>16383</text:p>
          </table:table-cell>
          <table:table-cell table:formula="of:= IF([.Q44]&lt;&gt;0; [.Q44]*[.R$3]; &quot;&quot;)" office:value-type="float" office:value="170.65625" calcext:value-type="float">
            <text:p>170.656</text:p>
          </table:table-cell>
          <table:table-cell table:style-name="ce62" table:formula="of:= IF([.Q44]&lt;&gt;0; [.Q44] * [.R$3] / [.B44]; &quot;&quot;)" office:value-type="float" office:value="4.87589285714286" calcext:value-type="float">
            <text:p>4.876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36" calcext:value-type="float">
            <text:p>36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5]*2^[.P$9] + [.O45]*2^[.O$9] + [.N45]*2^[.N$9] + [.M45]*2^[.M$9] + [.L45]*2^[.L$9] + [.K45]*2^[.K$9] + [.J45]*2^[.J$9] + [.I45]*2^[.I$9] + [.H45]*2^[.H$9] + [.G45]*2^[.G$9] + [.F45]*2^[.F$9] + [.E45]*2^[.E$9] + [.D45]*2^[.D$9] + [.C45]*2^[.C$9]" office:value-type="float" office:value="16383" calcext:value-type="float">
            <text:p>16383</text:p>
          </table:table-cell>
          <table:table-cell table:formula="of:= IF([.Q45]&lt;&gt;0; [.Q45]*[.R$3]; &quot;&quot;)" office:value-type="float" office:value="170.65625" calcext:value-type="float">
            <text:p>170.656</text:p>
          </table:table-cell>
          <table:table-cell table:style-name="ce62" table:formula="of:= IF([.Q45]&lt;&gt;0; [.Q45] * [.R$3] / [.B45]; &quot;&quot;)" office:value-type="float" office:value="4.74045138888889" calcext:value-type="float">
            <text:p>4.740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37" calcext:value-type="float">
            <text:p>37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6]*2^[.P$9] + [.O46]*2^[.O$9] + [.N46]*2^[.N$9] + [.M46]*2^[.M$9] + [.L46]*2^[.L$9] + [.K46]*2^[.K$9] + [.J46]*2^[.J$9] + [.I46]*2^[.I$9] + [.H46]*2^[.H$9] + [.G46]*2^[.G$9] + [.F46]*2^[.F$9] + [.E46]*2^[.E$9] + [.D46]*2^[.D$9] + [.C46]*2^[.C$9]" office:value-type="float" office:value="16383" calcext:value-type="float">
            <text:p>16383</text:p>
          </table:table-cell>
          <table:table-cell table:formula="of:= IF([.Q46]&lt;&gt;0; [.Q46]*[.R$3]; &quot;&quot;)" office:value-type="float" office:value="170.65625" calcext:value-type="float">
            <text:p>170.656</text:p>
          </table:table-cell>
          <table:table-cell table:style-name="ce62" table:formula="of:= IF([.Q46]&lt;&gt;0; [.Q46] * [.R$3] / [.B46]; &quot;&quot;)" office:value-type="float" office:value="4.61233108108108" calcext:value-type="float">
            <text:p>4.612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38" calcext:value-type="float">
            <text:p>38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7]*2^[.P$9] + [.O47]*2^[.O$9] + [.N47]*2^[.N$9] + [.M47]*2^[.M$9] + [.L47]*2^[.L$9] + [.K47]*2^[.K$9] + [.J47]*2^[.J$9] + [.I47]*2^[.I$9] + [.H47]*2^[.H$9] + [.G47]*2^[.G$9] + [.F47]*2^[.F$9] + [.E47]*2^[.E$9] + [.D47]*2^[.D$9] + [.C47]*2^[.C$9]" office:value-type="float" office:value="16383" calcext:value-type="float">
            <text:p>16383</text:p>
          </table:table-cell>
          <table:table-cell table:formula="of:= IF([.Q47]&lt;&gt;0; [.Q47]*[.R$3]; &quot;&quot;)" office:value-type="float" office:value="170.65625" calcext:value-type="float">
            <text:p>170.656</text:p>
          </table:table-cell>
          <table:table-cell table:style-name="ce62" table:formula="of:= IF([.Q47]&lt;&gt;0; [.Q47] * [.R$3] / [.B47]; &quot;&quot;)" office:value-type="float" office:value="4.49095394736842" calcext:value-type="float">
            <text:p>4.491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39" calcext:value-type="float">
            <text:p>39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8]*2^[.P$9] + [.O48]*2^[.O$9] + [.N48]*2^[.N$9] + [.M48]*2^[.M$9] + [.L48]*2^[.L$9] + [.K48]*2^[.K$9] + [.J48]*2^[.J$9] + [.I48]*2^[.I$9] + [.H48]*2^[.H$9] + [.G48]*2^[.G$9] + [.F48]*2^[.F$9] + [.E48]*2^[.E$9] + [.D48]*2^[.D$9] + [.C48]*2^[.C$9]" office:value-type="float" office:value="16383" calcext:value-type="float">
            <text:p>16383</text:p>
          </table:table-cell>
          <table:table-cell table:formula="of:= IF([.Q48]&lt;&gt;0; [.Q48]*[.R$3]; &quot;&quot;)" office:value-type="float" office:value="170.65625" calcext:value-type="float">
            <text:p>170.656</text:p>
          </table:table-cell>
          <table:table-cell table:style-name="ce62" table:formula="of:= IF([.Q48]&lt;&gt;0; [.Q48] * [.R$3] / [.B48]; &quot;&quot;)" office:value-type="float" office:value="4.37580128205128" calcext:value-type="float">
            <text:p>4.376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40" calcext:value-type="float">
            <text:p>40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49]*2^[.P$9] + [.O49]*2^[.O$9] + [.N49]*2^[.N$9] + [.M49]*2^[.M$9] + [.L49]*2^[.L$9] + [.K49]*2^[.K$9] + [.J49]*2^[.J$9] + [.I49]*2^[.I$9] + [.H49]*2^[.H$9] + [.G49]*2^[.G$9] + [.F49]*2^[.F$9] + [.E49]*2^[.E$9] + [.D49]*2^[.D$9] + [.C49]*2^[.C$9]" office:value-type="float" office:value="16383" calcext:value-type="float">
            <text:p>16383</text:p>
          </table:table-cell>
          <table:table-cell table:formula="of:= IF([.Q49]&lt;&gt;0; [.Q49]*[.R$3]; &quot;&quot;)" office:value-type="float" office:value="170.65625" calcext:value-type="float">
            <text:p>170.656</text:p>
          </table:table-cell>
          <table:table-cell table:style-name="ce62" table:formula="of:= IF([.Q49]&lt;&gt;0; [.Q49] * [.R$3] / [.B49]; &quot;&quot;)" office:value-type="float" office:value="4.26640625" calcext:value-type="float">
            <text:p>4.266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41" calcext:value-type="float">
            <text:p>41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0]*2^[.P$9] + [.O50]*2^[.O$9] + [.N50]*2^[.N$9] + [.M50]*2^[.M$9] + [.L50]*2^[.L$9] + [.K50]*2^[.K$9] + [.J50]*2^[.J$9] + [.I50]*2^[.I$9] + [.H50]*2^[.H$9] + [.G50]*2^[.G$9] + [.F50]*2^[.F$9] + [.E50]*2^[.E$9] + [.D50]*2^[.D$9] + [.C50]*2^[.C$9]" office:value-type="float" office:value="16383" calcext:value-type="float">
            <text:p>16383</text:p>
          </table:table-cell>
          <table:table-cell table:formula="of:= IF([.Q50]&lt;&gt;0; [.Q50]*[.R$3]; &quot;&quot;)" office:value-type="float" office:value="170.65625" calcext:value-type="float">
            <text:p>170.656</text:p>
          </table:table-cell>
          <table:table-cell table:style-name="ce62" table:formula="of:= IF([.Q50]&lt;&gt;0; [.Q50] * [.R$3] / [.B50]; &quot;&quot;)" office:value-type="float" office:value="4.16234756097561" calcext:value-type="float">
            <text:p>4.162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42" calcext:value-type="float">
            <text:p>42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1]*2^[.P$9] + [.O51]*2^[.O$9] + [.N51]*2^[.N$9] + [.M51]*2^[.M$9] + [.L51]*2^[.L$9] + [.K51]*2^[.K$9] + [.J51]*2^[.J$9] + [.I51]*2^[.I$9] + [.H51]*2^[.H$9] + [.G51]*2^[.G$9] + [.F51]*2^[.F$9] + [.E51]*2^[.E$9] + [.D51]*2^[.D$9] + [.C51]*2^[.C$9]" office:value-type="float" office:value="16383" calcext:value-type="float">
            <text:p>16383</text:p>
          </table:table-cell>
          <table:table-cell table:formula="of:= IF([.Q51]&lt;&gt;0; [.Q51]*[.R$3]; &quot;&quot;)" office:value-type="float" office:value="170.65625" calcext:value-type="float">
            <text:p>170.656</text:p>
          </table:table-cell>
          <table:table-cell table:style-name="ce62" table:formula="of:= IF([.Q51]&lt;&gt;0; [.Q51] * [.R$3] / [.B51]; &quot;&quot;)" office:value-type="float" office:value="4.06324404761905" calcext:value-type="float">
            <text:p>4.063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43" calcext:value-type="float">
            <text:p>43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2]*2^[.P$9] + [.O52]*2^[.O$9] + [.N52]*2^[.N$9] + [.M52]*2^[.M$9] + [.L52]*2^[.L$9] + [.K52]*2^[.K$9] + [.J52]*2^[.J$9] + [.I52]*2^[.I$9] + [.H52]*2^[.H$9] + [.G52]*2^[.G$9] + [.F52]*2^[.F$9] + [.E52]*2^[.E$9] + [.D52]*2^[.D$9] + [.C52]*2^[.C$9]" office:value-type="float" office:value="16383" calcext:value-type="float">
            <text:p>16383</text:p>
          </table:table-cell>
          <table:table-cell table:formula="of:= IF([.Q52]&lt;&gt;0; [.Q52]*[.R$3]; &quot;&quot;)" office:value-type="float" office:value="170.65625" calcext:value-type="float">
            <text:p>170.656</text:p>
          </table:table-cell>
          <table:table-cell table:style-name="ce62" table:formula="of:= IF([.Q52]&lt;&gt;0; [.Q52] * [.R$3] / [.B52]; &quot;&quot;)" office:value-type="float" office:value="3.96875" calcext:value-type="float">
            <text:p>3.969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44" calcext:value-type="float">
            <text:p>44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3]*2^[.P$9] + [.O53]*2^[.O$9] + [.N53]*2^[.N$9] + [.M53]*2^[.M$9] + [.L53]*2^[.L$9] + [.K53]*2^[.K$9] + [.J53]*2^[.J$9] + [.I53]*2^[.I$9] + [.H53]*2^[.H$9] + [.G53]*2^[.G$9] + [.F53]*2^[.F$9] + [.E53]*2^[.E$9] + [.D53]*2^[.D$9] + [.C53]*2^[.C$9]" office:value-type="float" office:value="16383" calcext:value-type="float">
            <text:p>16383</text:p>
          </table:table-cell>
          <table:table-cell table:formula="of:= IF([.Q53]&lt;&gt;0; [.Q53]*[.R$3]; &quot;&quot;)" office:value-type="float" office:value="170.65625" calcext:value-type="float">
            <text:p>170.656</text:p>
          </table:table-cell>
          <table:table-cell table:style-name="ce62" table:formula="of:= IF([.Q53]&lt;&gt;0; [.Q53] * [.R$3] / [.B53]; &quot;&quot;)" office:value-type="float" office:value="3.87855113636364" calcext:value-type="float">
            <text:p>3.879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45" calcext:value-type="float">
            <text:p>45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4]*2^[.P$9] + [.O54]*2^[.O$9] + [.N54]*2^[.N$9] + [.M54]*2^[.M$9] + [.L54]*2^[.L$9] + [.K54]*2^[.K$9] + [.J54]*2^[.J$9] + [.I54]*2^[.I$9] + [.H54]*2^[.H$9] + [.G54]*2^[.G$9] + [.F54]*2^[.F$9] + [.E54]*2^[.E$9] + [.D54]*2^[.D$9] + [.C54]*2^[.C$9]" office:value-type="float" office:value="16383" calcext:value-type="float">
            <text:p>16383</text:p>
          </table:table-cell>
          <table:table-cell table:formula="of:= IF([.Q54]&lt;&gt;0; [.Q54]*[.R$3]; &quot;&quot;)" office:value-type="float" office:value="170.65625" calcext:value-type="float">
            <text:p>170.656</text:p>
          </table:table-cell>
          <table:table-cell table:style-name="ce62" table:formula="of:= IF([.Q54]&lt;&gt;0; [.Q54] * [.R$3] / [.B54]; &quot;&quot;)" office:value-type="float" office:value="3.79236111111111" calcext:value-type="float">
            <text:p>3.792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46" calcext:value-type="float">
            <text:p>46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5]*2^[.P$9] + [.O55]*2^[.O$9] + [.N55]*2^[.N$9] + [.M55]*2^[.M$9] + [.L55]*2^[.L$9] + [.K55]*2^[.K$9] + [.J55]*2^[.J$9] + [.I55]*2^[.I$9] + [.H55]*2^[.H$9] + [.G55]*2^[.G$9] + [.F55]*2^[.F$9] + [.E55]*2^[.E$9] + [.D55]*2^[.D$9] + [.C55]*2^[.C$9]" office:value-type="float" office:value="16383" calcext:value-type="float">
            <text:p>16383</text:p>
          </table:table-cell>
          <table:table-cell table:formula="of:= IF([.Q55]&lt;&gt;0; [.Q55]*[.R$3]; &quot;&quot;)" office:value-type="float" office:value="170.65625" calcext:value-type="float">
            <text:p>170.656</text:p>
          </table:table-cell>
          <table:table-cell table:style-name="ce62" table:formula="of:= IF([.Q55]&lt;&gt;0; [.Q55] * [.R$3] / [.B55]; &quot;&quot;)" office:value-type="float" office:value="3.70991847826087" calcext:value-type="float">
            <text:p>3.710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47" calcext:value-type="float">
            <text:p>47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6]*2^[.P$9] + [.O56]*2^[.O$9] + [.N56]*2^[.N$9] + [.M56]*2^[.M$9] + [.L56]*2^[.L$9] + [.K56]*2^[.K$9] + [.J56]*2^[.J$9] + [.I56]*2^[.I$9] + [.H56]*2^[.H$9] + [.G56]*2^[.G$9] + [.F56]*2^[.F$9] + [.E56]*2^[.E$9] + [.D56]*2^[.D$9] + [.C56]*2^[.C$9]" office:value-type="float" office:value="16383" calcext:value-type="float">
            <text:p>16383</text:p>
          </table:table-cell>
          <table:table-cell table:formula="of:= IF([.Q56]&lt;&gt;0; [.Q56]*[.R$3]; &quot;&quot;)" office:value-type="float" office:value="170.65625" calcext:value-type="float">
            <text:p>170.656</text:p>
          </table:table-cell>
          <table:table-cell table:style-name="ce62" table:formula="of:= IF([.Q56]&lt;&gt;0; [.Q56] * [.R$3] / [.B56]; &quot;&quot;)" office:value-type="float" office:value="3.63098404255319" calcext:value-type="float">
            <text:p>3.631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48" calcext:value-type="float">
            <text:p>48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7]*2^[.P$9] + [.O57]*2^[.O$9] + [.N57]*2^[.N$9] + [.M57]*2^[.M$9] + [.L57]*2^[.L$9] + [.K57]*2^[.K$9] + [.J57]*2^[.J$9] + [.I57]*2^[.I$9] + [.H57]*2^[.H$9] + [.G57]*2^[.G$9] + [.F57]*2^[.F$9] + [.E57]*2^[.E$9] + [.D57]*2^[.D$9] + [.C57]*2^[.C$9]" office:value-type="float" office:value="16383" calcext:value-type="float">
            <text:p>16383</text:p>
          </table:table-cell>
          <table:table-cell table:formula="of:= IF([.Q57]&lt;&gt;0; [.Q57]*[.R$3]; &quot;&quot;)" office:value-type="float" office:value="170.65625" calcext:value-type="float">
            <text:p>170.656</text:p>
          </table:table-cell>
          <table:table-cell table:style-name="ce62" table:formula="of:= IF([.Q57]&lt;&gt;0; [.Q57] * [.R$3] / [.B57]; &quot;&quot;)" office:value-type="float" office:value="3.55533854166667" calcext:value-type="float">
            <text:p>3.555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49" calcext:value-type="float">
            <text:p>49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8]*2^[.P$9] + [.O58]*2^[.O$9] + [.N58]*2^[.N$9] + [.M58]*2^[.M$9] + [.L58]*2^[.L$9] + [.K58]*2^[.K$9] + [.J58]*2^[.J$9] + [.I58]*2^[.I$9] + [.H58]*2^[.H$9] + [.G58]*2^[.G$9] + [.F58]*2^[.F$9] + [.E58]*2^[.E$9] + [.D58]*2^[.D$9] + [.C58]*2^[.C$9]" office:value-type="float" office:value="16383" calcext:value-type="float">
            <text:p>16383</text:p>
          </table:table-cell>
          <table:table-cell table:formula="of:= IF([.Q58]&lt;&gt;0; [.Q58]*[.R$3]; &quot;&quot;)" office:value-type="float" office:value="170.65625" calcext:value-type="float">
            <text:p>170.656</text:p>
          </table:table-cell>
          <table:table-cell table:style-name="ce62" table:formula="of:= IF([.Q58]&lt;&gt;0; [.Q58] * [.R$3] / [.B58]; &quot;&quot;)" office:value-type="float" office:value="3.4827806122449" calcext:value-type="float">
            <text:p>3.483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50" calcext:value-type="float">
            <text:p>50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59]*2^[.P$9] + [.O59]*2^[.O$9] + [.N59]*2^[.N$9] + [.M59]*2^[.M$9] + [.L59]*2^[.L$9] + [.K59]*2^[.K$9] + [.J59]*2^[.J$9] + [.I59]*2^[.I$9] + [.H59]*2^[.H$9] + [.G59]*2^[.G$9] + [.F59]*2^[.F$9] + [.E59]*2^[.E$9] + [.D59]*2^[.D$9] + [.C59]*2^[.C$9]" office:value-type="float" office:value="16383" calcext:value-type="float">
            <text:p>16383</text:p>
          </table:table-cell>
          <table:table-cell table:formula="of:= IF([.Q59]&lt;&gt;0; [.Q59]*[.R$3]; &quot;&quot;)" office:value-type="float" office:value="170.65625" calcext:value-type="float">
            <text:p>170.656</text:p>
          </table:table-cell>
          <table:table-cell table:style-name="ce62" table:formula="of:= IF([.Q59]&lt;&gt;0; [.Q59] * [.R$3] / [.B59]; &quot;&quot;)" office:value-type="float" office:value="3.413125" calcext:value-type="float">
            <text:p>3.413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51" calcext:value-type="float">
            <text:p>51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60]*2^[.P$9] + [.O60]*2^[.O$9] + [.N60]*2^[.N$9] + [.M60]*2^[.M$9] + [.L60]*2^[.L$9] + [.K60]*2^[.K$9] + [.J60]*2^[.J$9] + [.I60]*2^[.I$9] + [.H60]*2^[.H$9] + [.G60]*2^[.G$9] + [.F60]*2^[.F$9] + [.E60]*2^[.E$9] + [.D60]*2^[.D$9] + [.C60]*2^[.C$9]" office:value-type="float" office:value="16383" calcext:value-type="float">
            <text:p>16383</text:p>
          </table:table-cell>
          <table:table-cell table:formula="of:= IF([.Q60]&lt;&gt;0; [.Q60]*[.R$3]; &quot;&quot;)" office:value-type="float" office:value="170.65625" calcext:value-type="float">
            <text:p>170.656</text:p>
          </table:table-cell>
          <table:table-cell table:style-name="ce62" table:formula="of:= IF([.Q60]&lt;&gt;0; [.Q60] * [.R$3] / [.B60]; &quot;&quot;)" office:value-type="float" office:value="3.34620098039216" calcext:value-type="float">
            <text:p>3.346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52" calcext:value-type="float">
            <text:p>52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61]*2^[.P$9] + [.O61]*2^[.O$9] + [.N61]*2^[.N$9] + [.M61]*2^[.M$9] + [.L61]*2^[.L$9] + [.K61]*2^[.K$9] + [.J61]*2^[.J$9] + [.I61]*2^[.I$9] + [.H61]*2^[.H$9] + [.G61]*2^[.G$9] + [.F61]*2^[.F$9] + [.E61]*2^[.E$9] + [.D61]*2^[.D$9] + [.C61]*2^[.C$9]" office:value-type="float" office:value="16383" calcext:value-type="float">
            <text:p>16383</text:p>
          </table:table-cell>
          <table:table-cell table:formula="of:= IF([.Q61]&lt;&gt;0; [.Q61]*[.R$3]; &quot;&quot;)" office:value-type="float" office:value="170.65625" calcext:value-type="float">
            <text:p>170.656</text:p>
          </table:table-cell>
          <table:table-cell table:style-name="ce62" table:formula="of:= IF([.Q61]&lt;&gt;0; [.Q61] * [.R$3] / [.B61]; &quot;&quot;)" office:value-type="float" office:value="3.28185096153846" calcext:value-type="float">
            <text:p>3.282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53" calcext:value-type="float">
            <text:p>53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62]*2^[.P$9] + [.O62]*2^[.O$9] + [.N62]*2^[.N$9] + [.M62]*2^[.M$9] + [.L62]*2^[.L$9] + [.K62]*2^[.K$9] + [.J62]*2^[.J$9] + [.I62]*2^[.I$9] + [.H62]*2^[.H$9] + [.G62]*2^[.G$9] + [.F62]*2^[.F$9] + [.E62]*2^[.E$9] + [.D62]*2^[.D$9] + [.C62]*2^[.C$9]" office:value-type="float" office:value="16383" calcext:value-type="float">
            <text:p>16383</text:p>
          </table:table-cell>
          <table:table-cell table:formula="of:= IF([.Q62]&lt;&gt;0; [.Q62]*[.R$3]; &quot;&quot;)" office:value-type="float" office:value="170.65625" calcext:value-type="float">
            <text:p>170.656</text:p>
          </table:table-cell>
          <table:table-cell table:style-name="ce62" table:formula="of:= IF([.Q62]&lt;&gt;0; [.Q62] * [.R$3] / [.B62]; &quot;&quot;)" office:value-type="float" office:value="3.21992924528302" calcext:value-type="float">
            <text:p>3.220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54" calcext:value-type="float">
            <text:p>54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63]*2^[.P$9] + [.O63]*2^[.O$9] + [.N63]*2^[.N$9] + [.M63]*2^[.M$9] + [.L63]*2^[.L$9] + [.K63]*2^[.K$9] + [.J63]*2^[.J$9] + [.I63]*2^[.I$9] + [.H63]*2^[.H$9] + [.G63]*2^[.G$9] + [.F63]*2^[.F$9] + [.E63]*2^[.E$9] + [.D63]*2^[.D$9] + [.C63]*2^[.C$9]" office:value-type="float" office:value="16383" calcext:value-type="float">
            <text:p>16383</text:p>
          </table:table-cell>
          <table:table-cell table:formula="of:= IF([.Q63]&lt;&gt;0; [.Q63]*[.R$3]; &quot;&quot;)" office:value-type="float" office:value="170.65625" calcext:value-type="float">
            <text:p>170.656</text:p>
          </table:table-cell>
          <table:table-cell table:style-name="ce62" table:formula="of:= IF([.Q63]&lt;&gt;0; [.Q63] * [.R$3] / [.B63]; &quot;&quot;)" office:value-type="float" office:value="3.16030092592593" calcext:value-type="float">
            <text:p>3.160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55" calcext:value-type="float">
            <text:p>55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64]*2^[.P$9] + [.O64]*2^[.O$9] + [.N64]*2^[.N$9] + [.M64]*2^[.M$9] + [.L64]*2^[.L$9] + [.K64]*2^[.K$9] + [.J64]*2^[.J$9] + [.I64]*2^[.I$9] + [.H64]*2^[.H$9] + [.G64]*2^[.G$9] + [.F64]*2^[.F$9] + [.E64]*2^[.E$9] + [.D64]*2^[.D$9] + [.C64]*2^[.C$9]" office:value-type="float" office:value="16383" calcext:value-type="float">
            <text:p>16383</text:p>
          </table:table-cell>
          <table:table-cell table:formula="of:= IF([.Q64]&lt;&gt;0; [.Q64]*[.R$3]; &quot;&quot;)" office:value-type="float" office:value="170.65625" calcext:value-type="float">
            <text:p>170.656</text:p>
          </table:table-cell>
          <table:table-cell table:style-name="ce62" table:formula="of:= IF([.Q64]&lt;&gt;0; [.Q64] * [.R$3] / [.B64]; &quot;&quot;)" office:value-type="float" office:value="3.10284090909091" calcext:value-type="float">
            <text:p>3.103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56" calcext:value-type="float">
            <text:p>56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65]*2^[.P$9] + [.O65]*2^[.O$9] + [.N65]*2^[.N$9] + [.M65]*2^[.M$9] + [.L65]*2^[.L$9] + [.K65]*2^[.K$9] + [.J65]*2^[.J$9] + [.I65]*2^[.I$9] + [.H65]*2^[.H$9] + [.G65]*2^[.G$9] + [.F65]*2^[.F$9] + [.E65]*2^[.E$9] + [.D65]*2^[.D$9] + [.C65]*2^[.C$9]" office:value-type="float" office:value="16383" calcext:value-type="float">
            <text:p>16383</text:p>
          </table:table-cell>
          <table:table-cell table:formula="of:= IF([.Q65]&lt;&gt;0; [.Q65]*[.R$3]; &quot;&quot;)" office:value-type="float" office:value="170.65625" calcext:value-type="float">
            <text:p>170.656</text:p>
          </table:table-cell>
          <table:table-cell table:style-name="ce62" table:formula="of:= IF([.Q65]&lt;&gt;0; [.Q65] * [.R$3] / [.B65]; &quot;&quot;)" office:value-type="float" office:value="3.04743303571429" calcext:value-type="float">
            <text:p>3.047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57" calcext:value-type="float">
            <text:p>57</text:p>
          </table:table-cell>
          <table:table-cell table:number-columns-repeated="14" table:style-name="ce55" office:value-type="float" office:value="1" calcext:value-type="float">
            <text:p>1</text:p>
          </table:table-cell>
          <table:table-cell table:style-name="ce28" table:formula="of:=[.P66]*2^[.P$9] + [.O66]*2^[.O$9] + [.N66]*2^[.N$9] + [.M66]*2^[.M$9] + [.L66]*2^[.L$9] + [.K66]*2^[.K$9] + [.J66]*2^[.J$9] + [.I66]*2^[.I$9] + [.H66]*2^[.H$9] + [.G66]*2^[.G$9] + [.F66]*2^[.F$9] + [.E66]*2^[.E$9] + [.D66]*2^[.D$9] + [.C66]*2^[.C$9]" office:value-type="float" office:value="16383" calcext:value-type="float">
            <text:p>16383</text:p>
          </table:table-cell>
          <table:table-cell table:formula="of:= IF([.Q66]&lt;&gt;0; [.Q66]*[.R$3]; &quot;&quot;)" office:value-type="float" office:value="170.65625" calcext:value-type="float">
            <text:p>170.656</text:p>
          </table:table-cell>
          <table:table-cell table:style-name="ce62" table:formula="of:= IF([.Q66]&lt;&gt;0; [.Q66] * [.R$3] / [.B66]; &quot;&quot;)" office:value-type="float" office:value="2.99396929824561" calcext:value-type="float">
            <text:p>2.994</text:p>
          </table:table-cell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58" calcext:value-type="float">
            <text:p>58</text:p>
          </table:table-cell>
          <table:table-cell table:style-name="ce55" table:number-columns-repeated="14"/>
          <table:table-cell table:style-name="ce28"/>
          <table:table-cell/>
          <table:table-cell table:style-name="ce62"/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59" calcext:value-type="float">
            <text:p>59</text:p>
          </table:table-cell>
          <table:table-cell table:style-name="ce55" table:number-columns-repeated="14"/>
          <table:table-cell table:style-name="ce28"/>
          <table:table-cell/>
          <table:table-cell table:style-name="ce62"/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60" calcext:value-type="float">
            <text:p>60</text:p>
          </table:table-cell>
          <table:table-cell table:style-name="ce55" table:number-columns-repeated="14"/>
          <table:table-cell table:style-name="ce28"/>
          <table:table-cell/>
          <table:table-cell table:style-name="ce62"/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5" office:value-type="float" office:value="61" calcext:value-type="float">
            <text:p>61</text:p>
          </table:table-cell>
          <table:table-cell table:style-name="ce55" table:number-columns-repeated="14"/>
          <table:table-cell table:style-name="ce28"/>
          <table:table-cell/>
          <table:table-cell table:style-name="ce62"/>
          <table:table-cell table:style-name="ce49" table:number-columns-repeated="977"/>
          <table:table-cell table:number-columns-repeated="12"/>
        </table:table-row>
        <table:table-row table:style-name="ro5">
          <table:table-cell/>
          <table:table-cell table:style-name="ce51" office:value-type="float" office:value="62" calcext:value-type="float">
            <text:p>62</text:p>
          </table:table-cell>
          <table:table-cell table:style-name="ce55" table:number-columns-repeated="14"/>
          <table:table-cell table:style-name="ce28"/>
          <table:table-cell/>
          <table:table-cell table:style-name="ce62"/>
          <table:table-cell table:style-name="ce49" table:number-columns-repeated="977"/>
          <table:table-cell table:number-columns-repeated="12"/>
        </table:table-row>
        <table:table-row table:style-name="ro4">
          <table:table-cell/>
          <table:table-cell table:style-name="ce55" office:value-type="float" office:value="63" calcext:value-type="float">
            <text:p>6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64" calcext:value-type="float">
            <text:p>6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65" calcext:value-type="float">
            <text:p>6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66" calcext:value-type="float">
            <text:p>6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67" calcext:value-type="float">
            <text:p>6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68" calcext:value-type="float">
            <text:p>68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69" calcext:value-type="float">
            <text:p>69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70" calcext:value-type="float">
            <text:p>70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71" calcext:value-type="float">
            <text:p>71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72" calcext:value-type="float">
            <text:p>72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73" calcext:value-type="float">
            <text:p>7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74" calcext:value-type="float">
            <text:p>7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75" calcext:value-type="float">
            <text:p>7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76" calcext:value-type="float">
            <text:p>7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77" calcext:value-type="float">
            <text:p>7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78" calcext:value-type="float">
            <text:p>78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79" calcext:value-type="float">
            <text:p>79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80" calcext:value-type="float">
            <text:p>80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81" calcext:value-type="float">
            <text:p>81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82" calcext:value-type="float">
            <text:p>82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83" calcext:value-type="float">
            <text:p>8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84" calcext:value-type="float">
            <text:p>8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85" calcext:value-type="float">
            <text:p>8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86" calcext:value-type="float">
            <text:p>8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87" calcext:value-type="float">
            <text:p>8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88" calcext:value-type="float">
            <text:p>88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89" calcext:value-type="float">
            <text:p>89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90" calcext:value-type="float">
            <text:p>90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91" calcext:value-type="float">
            <text:p>91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92" calcext:value-type="float">
            <text:p>92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93" calcext:value-type="float">
            <text:p>9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94" calcext:value-type="float">
            <text:p>9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95" calcext:value-type="float">
            <text:p>9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96" calcext:value-type="float">
            <text:p>9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97" calcext:value-type="float">
            <text:p>9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98" calcext:value-type="float">
            <text:p>98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99" calcext:value-type="float">
            <text:p>99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00" calcext:value-type="float">
            <text:p>100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01" calcext:value-type="float">
            <text:p>101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02" calcext:value-type="float">
            <text:p>102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03" calcext:value-type="float">
            <text:p>10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04" calcext:value-type="float">
            <text:p>10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05" calcext:value-type="float">
            <text:p>10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06" calcext:value-type="float">
            <text:p>10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07" calcext:value-type="float">
            <text:p>10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08" calcext:value-type="float">
            <text:p>108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09" calcext:value-type="float">
            <text:p>109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10" calcext:value-type="float">
            <text:p>110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11" calcext:value-type="float">
            <text:p>111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12" calcext:value-type="float">
            <text:p>112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13" calcext:value-type="float">
            <text:p>11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14" calcext:value-type="float">
            <text:p>11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15" calcext:value-type="float">
            <text:p>11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16" calcext:value-type="float">
            <text:p>11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17" calcext:value-type="float">
            <text:p>11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18" calcext:value-type="float">
            <text:p>118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19" calcext:value-type="float">
            <text:p>119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20" calcext:value-type="float">
            <text:p>120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21" calcext:value-type="float">
            <text:p>121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22" calcext:value-type="float">
            <text:p>122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23" calcext:value-type="float">
            <text:p>12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24" calcext:value-type="float">
            <text:p>12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25" calcext:value-type="float">
            <text:p>12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26" calcext:value-type="float">
            <text:p>12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27" calcext:value-type="float">
            <text:p>12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28" calcext:value-type="float">
            <text:p>128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29" calcext:value-type="float">
            <text:p>129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30" calcext:value-type="float">
            <text:p>130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31" calcext:value-type="float">
            <text:p>131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32" calcext:value-type="float">
            <text:p>132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33" calcext:value-type="float">
            <text:p>13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34" calcext:value-type="float">
            <text:p>13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35" calcext:value-type="float">
            <text:p>13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36" calcext:value-type="float">
            <text:p>13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37" calcext:value-type="float">
            <text:p>13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38" calcext:value-type="float">
            <text:p>138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39" calcext:value-type="float">
            <text:p>139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40" calcext:value-type="float">
            <text:p>140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41" calcext:value-type="float">
            <text:p>141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42" calcext:value-type="float">
            <text:p>142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43" calcext:value-type="float">
            <text:p>14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44" calcext:value-type="float">
            <text:p>14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45" calcext:value-type="float">
            <text:p>14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46" calcext:value-type="float">
            <text:p>14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47" calcext:value-type="float">
            <text:p>14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48" calcext:value-type="float">
            <text:p>148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49" calcext:value-type="float">
            <text:p>149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50" calcext:value-type="float">
            <text:p>150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51" calcext:value-type="float">
            <text:p>151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52" calcext:value-type="float">
            <text:p>152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53" calcext:value-type="float">
            <text:p>153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54" calcext:value-type="float">
            <text:p>154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55" calcext:value-type="float">
            <text:p>155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1" office:value-type="float" office:value="156" calcext:value-type="float">
            <text:p>156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>
          <table:table-cell/>
          <table:table-cell table:style-name="ce55" office:value-type="float" office:value="157" calcext:value-type="float">
            <text:p>157</text:p>
          </table:table-cell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 table:number-rows-repeated="609">
          <table:table-cell/>
          <table:table-cell table:style-name="ce51"/>
          <table:table-cell table:style-name="ce55" table:number-columns-repeated="14"/>
          <table:table-cell table:style-name="ce28"/>
          <table:table-cell table:number-columns-repeated="991"/>
        </table:table-row>
        <table:table-row table:style-name="ro4" table:number-rows-repeated="1047800">
          <table:table-cell table:number-columns-repeated="1008"/>
        </table:table-row>
        <table:table-row table:style-name="ro4">
          <table:table-cell table:number-columns-repeated="1008"/>
        </table:table-row>
        <calcext:conditional-formats>
          <calcext:conditional-format calcext:target-range-address="MEASUREMENTS.B12:MEASUREMENTS.B12 MEASUREMENTS.B14:MEASUREMENTS.B14 MEASUREMENTS.B16:MEASUREMENTS.B16 MEASUREMENTS.B18:MEASUREMENTS.B18 MEASUREMENTS.B20:MEASUREMENTS.P20 MEASUREMENTS.B22:MEASUREMENTS.B22 MEASUREMENTS.B24:MEASUREMENTS.B24 MEASUREMENTS.B26:MEASUREMENTS.B26 MEASUREMENTS.B28:MEASUREMENTS.B28 MEASUREMENTS.B30:MEASUREMENTS.B30 MEASUREMENTS.B32:MEASUREMENTS.B32 MEASUREMENTS.B34:MEASUREMENTS.P34 MEASUREMENTS.B36:MEASUREMENTS.B36 MEASUREMENTS.B38:MEASUREMENTS.B38 MEASUREMENTS.B40:MEASUREMENTS.B40 MEASUREMENTS.B42:MEASUREMENTS.B42 MEASUREMENTS.B44:MEASUREMENTS.B44 MEASUREMENTS.B46:MEASUREMENTS.B46 MEASUREMENTS.B48:MEASUREMENTS.B48 MEASUREMENTS.B50:MEASUREMENTS.B50 MEASUREMENTS.B52:MEASUREMENTS.B52 MEASUREMENTS.B54:MEASUREMENTS.B54 MEASUREMENTS.B56:MEASUREMENTS.B56 MEASUREMENTS.B58:MEASUREMENTS.B58 MEASUREMENTS.B60:MEASUREMENTS.B60 MEASUREMENTS.B62:MEASUREMENTS.B62 MEASUREMENTS.B64:MEASUREMENTS.B64 MEASUREMENTS.B66:MEASUREMENTS.B66 MEASUREMENTS.B68:MEASUREMENTS.B68 MEASUREMENTS.B70:MEASUREMENTS.B70 MEASUREMENTS.B72:MEASUREMENTS.B72 MEASUREMENTS.B74:MEASUREMENTS.B74 MEASUREMENTS.B76:MEASUREMENTS.B76 MEASUREMENTS.B78:MEASUREMENTS.B78 MEASUREMENTS.B80:MEASUREMENTS.B80 MEASUREMENTS.B82:MEASUREMENTS.B82 MEASUREMENTS.B84:MEASUREMENTS.B84 MEASUREMENTS.B86:MEASUREMENTS.B86 MEASUREMENTS.B88:MEASUREMENTS.B88 MEASUREMENTS.B90:MEASUREMENTS.B90 MEASUREMENTS.B92:MEASUREMENTS.B92 MEASUREMENTS.B94:MEASUREMENTS.B94 MEASUREMENTS.B96:MEASUREMENTS.B96 MEASUREMENTS.B98:MEASUREMENTS.B98 MEASUREMENTS.B100:MEASUREMENTS.B100 MEASUREMENTS.B102:MEASUREMENTS.B102 MEASUREMENTS.B104:MEASUREMENTS.B104 MEASUREMENTS.B106:MEASUREMENTS.B106 MEASUREMENTS.B108:MEASUREMENTS.B108 MEASUREMENTS.B110:MEASUREMENTS.B110 MEASUREMENTS.B112:MEASUREMENTS.B112 MEASUREMENTS.B114:MEASUREMENTS.B114 MEASUREMENTS.B116:MEASUREMENTS.B116 MEASUREMENTS.B118:MEASUREMENTS.B118 MEASUREMENTS.B120:MEASUREMENTS.B120 MEASUREMENTS.B122:MEASUREMENTS.B122 MEASUREMENTS.B124:MEASUREMENTS.B124 MEASUREMENTS.B126:MEASUREMENTS.B126 MEASUREMENTS.B128:MEASUREMENTS.B128 MEASUREMENTS.B130:MEASUREMENTS.B130 MEASUREMENTS.B132:MEASUREMENTS.B132 MEASUREMENTS.B134:MEASUREMENTS.B134 MEASUREMENTS.B136:MEASUREMENTS.B136 MEASUREMENTS.B138:MEASUREMENTS.B138 MEASUREMENTS.B140:MEASUREMENTS.B140 MEASUREMENTS.B142:MEASUREMENTS.B142 MEASUREMENTS.B144:MEASUREMENTS.B144 MEASUREMENTS.B146:MEASUREMENTS.B146 MEASUREMENTS.B148:MEASUREMENTS.B148 MEASUREMENTS.B150:MEASUREMENTS.B150 MEASUREMENTS.B152:MEASUREMENTS.B152 MEASUREMENTS.B154:MEASUREMENTS.B154 MEASUREMENTS.B156:MEASUREMENTS.B156 MEASUREMENTS.B158:MEASUREMENTS.B158 MEASUREMENTS.B160:MEASUREMENTS.B160 MEASUREMENTS.B162:MEASUREMENTS.B162 MEASUREMENTS.B164:MEASUREMENTS.B164 MEASUREMENTS.B166:MEASUREMENTS.B166 MEASUREMENTS.C10:MEASUREMENTS.P19 MEASUREMENTS.C35:MEASUREMENTS.P1048576 MEASUREMENTS.C21:MEASUREMENTS.P33">
            <calcext:condition calcext:apply-style-name="Untitled2" calcext:value="=0" calcext:base-cell-address="TIMER.B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scientific-number number:decimal-places="4" number:min-decimal-places="4" number:min-integer-digits="1" number:min-exponent-digits="1" number:exponent-interval="1" number:forced-exponent-sign="true"/>
    </number:number-style>
    <number:number-style style:name="N124">
      <number:number number:decimal-places="0" number:min-decimal-places="0" number:min-integer-digits="3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4" number:min-decimal-places="4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x_5f_ce31" style:display-name="dx_ce31" style:family="table-cell" style:parent-style-name="Default">
      <style:text-properties fo:color="#d0d0d0" fo:font-style="normal" fo:font-weight="normal"/>
    </style:style>
    <style:style style:name="Untitled1" style:family="table-cell" style:parent-style-name="Default">
      <style:text-properties fo:color="#cccccc"/>
    </style:style>
    <style:style style:name="Untitled2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landscape" fo:margin-top="1.0252in" fo:margin-bottom="1.0252in" fo:margin-left="0.1965in" fo:margin-right="0.1965in" style:scale-to="100%"/>
      <style:header-style>
        <style:header-footer-properties fo:min-height="0.2953in"/>
      </style:header-style>
      <style:footer-style>
        <style:header-footer-properties fo:min-height="0.295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4:44:26.564751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  <meta:initial-creator/>
    <meta:creation-date/>
    <meta:editing-cycles>24</meta:editing-cycles>
    <meta:editing-duration>PT2H5M42S</meta:editing-duration>
    <dc:date>2021-09-19T16:59:06.064932186</dc:date>
    <meta:document-statistic meta:table-count="3" meta:cell-count="1120" meta:object-count="0"/>
  </office:meta>
</office:document-meta>
</file>